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25cm" fo:min-width="14.5cm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="none" draw:textarea-vertical-align="top" fo:min-height="1.423cm"/>
    </style:style>
    <style:style style:name="gr4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98cm" fo:min-width="1.44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3.77cm" fo:min-width="1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1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2.25cm" fo:min-width="3cm" fo:padding-top="0.165cm" fo:padding-bottom="0.165cm" fo:padding-left="0.29cm" fo:padding-right="0.29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813cm"/>
    </style:style>
    <style:style style:name="gr11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2.17cm" fo:min-width="2.9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draw:marker-start-width="0.421cm" draw:marker-end-width="0.421cm" draw:fill-color="#fffbcc" draw:textarea-horizontal-align="justify" draw:textarea-vertical-align="middle" draw:auto-grow-height="false" fo:min-height="1.17cm" fo:min-width="5.62cm" fo:padding-top="0.165cm" fo:padding-bottom="0.165cm" fo:padding-left="0.29cm" fo:padding-right="0.29cm"/>
    </style:style>
    <style:style style:name="gr13" style:family="graphic" style:parent-style-name="standard">
      <style:graphic-properties draw:textarea-vertical-align="middle" draw:auto-grow-height="false" fo:min-height="1.501cm" fo:min-width="1.751cm"/>
    </style:style>
    <style:style style:name="gr14" style:family="graphic" style:parent-style-name="objectwithoutfill">
      <style:graphic-properties svg:stroke-width="0.127cm" draw:marker-start-width="0.572cm" draw:marker-end-width="0.572cm" draw:fill="none" draw:textarea-vertical-align="middle" fo:padding-top="0.189cm" fo:padding-bottom="0.189cm" fo:padding-left="0.314cm" fo:padding-right="0.314cm"/>
    </style:style>
    <style:style style:name="gr15" style:family="graphic" style:parent-style-name="standard">
      <style:graphic-properties svg:stroke-width="0.127cm" svg:stroke-color="#000000" draw:marker-start-width="0cm" draw:marker-end-width="0cm" draw:fill-color="#fff9ae" draw:textarea-vertical-align="middle" fo:padding-top="0.189cm" fo:padding-bottom="0.189cm" fo:padding-left="0.314cm" fo:padding-right="0.314cm"/>
    </style:style>
    <style:style style:name="gr16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7" style:family="graphic" style:parent-style-name="standard">
      <style:graphic-properties draw:stroke="none" svg:stroke-width="0.035cm" draw:stroke-linejoin="miter" draw:fill="solid" draw:fill-color="#000000"/>
    </style:style>
    <style:style style:name="gr18" style:family="graphic" style:parent-style-name="standard">
      <style:graphic-properties draw:stroke="solid" svg:stroke-width="0.13cm" svg:stroke-color="#000000" draw:marker-start-width="0.395cm" draw:marker-end-width="0.395cm" draw:fill-color="#ffd320" draw:textarea-horizontal-align="center" draw:textarea-vertical-align="middle" fo:padding-top="0.254cm" fo:padding-bottom="0.254cm" fo:padding-left="0.379cm" fo:padding-right="0.379cm"/>
    </style:style>
    <style:style style:name="gr19" style:family="graphic" style:parent-style-name="standard">
      <style:graphic-properties svg:stroke-width="0.127cm" svg:stroke-color="#000000" draw:marker-start-width="0cm" draw:marker-end-width="0cm" draw:fill-color="#ffd320" draw:textarea-vertical-align="middle" fo:padding-top="0.189cm" fo:padding-bottom="0.189cm" fo:padding-left="0.314cm" fo:padding-right="0.314cm"/>
    </style:style>
    <style:style style:name="gr20" style:family="graphic" style:parent-style-name="standard">
      <style:graphic-properties draw:stroke="solid" svg:stroke-width="0.13cm" svg:stroke-color="#000000" draw:marker-start-width="0.395cm" draw:marker-end-width="0.395cm" draw:fill-color="#fff9ae" draw:textarea-horizontal-align="center" draw:textarea-vertical-align="middle" fo:padding-top="0.254cm" fo:padding-bottom="0.254cm" fo:padding-left="0.379cm" fo:padding-right="0.379cm"/>
    </style:style>
    <style:style style:name="gr21" style:family="graphic" style:parent-style-name="standard">
      <style:graphic-properties draw:textarea-horizontal-align="justify" draw:textarea-vertical-align="middle" draw:auto-grow-height="false" fo:min-height="1cm" fo:min-width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bcc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-color="#fffbcc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-color="#fff9ae"/>
      <style:paragraph-properties fo:text-align="center"/>
    </style:style>
    <style:style style:name="P11" style:family="paragraph">
      <loext:graphic-properties draw:fill-color="#ffd320"/>
      <style:paragraph-properties fo:text-align="center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fo:font-size="26pt" style:font-name-asian="Arial" style:font-size-asian="26pt" style:font-name-complex="Arial" style:font-size-complex="26pt"/>
    </style:style>
    <style:style style:name="T3" style:family="text">
      <style:text-properties style:text-position="-33% 58%" style:font-name="Arial" fo:font-size="26pt" style:font-name-asian="Arial" style:font-size-asian="26pt" style:font-name-complex="Arial" style:font-size-complex="26pt"/>
    </style:style>
    <style:style style:name="T4" style:family="text">
      <style:text-properties style:text-position="0% 100%" style:font-name="Arial" fo:font-size="26pt" style:font-name-asian="Arial" style:font-size-asian="26pt" style:font-name-complex="Arial" style:font-size-complex="26pt"/>
    </style:style>
    <style:style style:name="T5" style:family="text">
      <style:text-properties style:text-position="-33% 58%" style:font-name="Arial" style:font-name-asian="Arial" style:font-name-complex="Arial"/>
    </style:style>
    <style:style style:name="T6" style:family="text"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style:text-position="33% 58%" style:font-name="Arial" fo:font-size="20pt" style:font-name-asian="Arial" style:font-size-asian="20pt" style:font-name-complex="Arial" style:font-size-complex="20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rial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5cm" svg:y1="9.8cm" svg:x2="22.5cm" svg:y2="9.8cm">
          <text:p/>
        </draw:line>
        <draw:custom-shape draw:style-name="gr2" draw:text-style-name="P3" draw:layer="layout" svg:width="15cm" svg:height="1.5cm" svg:x="2cm" svg:y="3cm">
          <text:p text:style-name="P2"><text:span text:style-name="T1">ψ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6cm" svg:y1="4.5cm" svg:x2="2.6cm" svg:y2="5.5cm">
          <text:p/>
        </draw:line>
        <draw:line draw:style-name="gr1" draw:text-style-name="P1" draw:layer="layout" svg:x1="7.1cm" svg:y1="4.5cm" svg:x2="7.1cm" svg:y2="5.5cm">
          <text:p/>
        </draw:line>
        <draw:line draw:style-name="gr1" draw:text-style-name="P1" draw:layer="layout" svg:x1="11.6cm" svg:y1="4.5cm" svg:x2="11.6cm" svg:y2="5.5cm">
          <text:p/>
        </draw:line>
        <draw:line draw:style-name="gr1" draw:text-style-name="P1" draw:layer="layout" svg:x1="16.1cm" svg:y1="4.5cm" svg:x2="16.1cm" svg:y2="5.5cm">
          <text:p/>
        </draw:line>
        <draw:frame draw:style-name="gr3" draw:text-style-name="P4" draw:layer="layout" svg:width="1.575cm" svg:height="1.673cm" svg:x="1.925cm" svg:y="5.327cm">
          <draw:text-box>
            <text:p text:style-name="P2"><text:span text:style-name="T2">i</text:span><text:span text:style-name="T3">1</text:span></text:p>
          </draw:text-box>
        </draw:frame>
        <draw:frame draw:style-name="gr3" draw:text-style-name="P4" draw:layer="layout" svg:width="1.575cm" svg:height="1.673cm" svg:x="6.525cm" svg:y="5.327cm">
          <draw:text-box>
            <text:p text:style-name="P2"><text:span text:style-name="T2">i</text:span><text:span text:style-name="T3">2</text:span></text:p>
          </draw:text-box>
        </draw:frame>
        <draw:frame draw:style-name="gr3" draw:text-style-name="P4" draw:layer="layout" svg:width="1.575cm" svg:height="1.673cm" svg:x="11.025cm" svg:y="5.327cm">
          <draw:text-box>
            <text:p text:style-name="P2"><text:span text:style-name="T2">i</text:span><text:span text:style-name="T3">3</text:span></text:p>
          </draw:text-box>
        </draw:frame>
        <draw:frame draw:style-name="gr3" draw:text-style-name="P4" draw:layer="layout" svg:width="1.575cm" svg:height="1.673cm" svg:x="15.525cm" svg:y="5.327cm">
          <draw:text-box>
            <text:p text:style-name="P2"><text:span text:style-name="T2">i</text:span><text:span text:style-name="T3">3</text:span></text:p>
          </draw:text-box>
        </draw:frame>
        <draw:custom-shape draw:style-name="gr4" draw:text-style-name="P3" draw:layer="layout" svg:width="2cm" svg:height="1.5cm" svg:x="8cm" svg:y="9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cm" svg:y1="10.5cm" svg:x2="8.9cm" svg:y2="11.5cm">
          <text:p/>
        </draw:line>
        <draw:line draw:style-name="gr1" draw:text-style-name="P1" draw:layer="layout" svg:x1="13cm" svg:y1="10.5cm" svg:x2="13cm" svg:y2="11.5cm">
          <text:p/>
        </draw:line>
        <draw:line draw:style-name="gr1" draw:text-style-name="P1" draw:layer="layout" svg:x1="17.5cm" svg:y1="10.5cm" svg:x2="17.5cm" svg:y2="11.5cm">
          <text:p/>
        </draw:line>
        <draw:line draw:style-name="gr1" draw:text-style-name="P1" draw:layer="layout" svg:x1="22cm" svg:y1="10.5cm" svg:x2="22cm" svg:y2="11.5cm">
          <text:p/>
        </draw:line>
        <draw:frame draw:style-name="gr3" draw:text-style-name="P4" draw:layer="layout" svg:width="1.575cm" svg:height="1.673cm" svg:x="8.325cm" svg:y="11.327cm">
          <draw:text-box>
            <text:p text:style-name="P2"><text:span text:style-name="T2">i</text:span><text:span text:style-name="T3">1</text:span></text:p>
          </draw:text-box>
        </draw:frame>
        <draw:frame draw:style-name="gr3" draw:text-style-name="P4" draw:layer="layout" svg:width="1.575cm" svg:height="1.673cm" svg:x="12.425cm" svg:y="11.327cm">
          <draw:text-box>
            <text:p text:style-name="P2"><text:span text:style-name="T2">i</text:span><text:span text:style-name="T3">2</text:span></text:p>
          </draw:text-box>
        </draw:frame>
        <draw:frame draw:style-name="gr3" draw:text-style-name="P4" draw:layer="layout" svg:width="1.575cm" svg:height="1.673cm" svg:x="16.925cm" svg:y="11.327cm">
          <draw:text-box>
            <text:p text:style-name="P2"><text:span text:style-name="T2">i</text:span><text:span text:style-name="T3">3</text:span></text:p>
          </draw:text-box>
        </draw:frame>
        <draw:frame draw:style-name="gr3" draw:text-style-name="P4" draw:layer="layout" svg:width="1.575cm" svg:height="1.673cm" svg:x="21.425cm" svg:y="11.327cm">
          <draw:text-box>
            <text:p text:style-name="P2"><text:span text:style-name="T2">i</text:span><text:span text:style-name="T3">3</text:span></text:p>
          </draw:text-box>
        </draw:frame>
        <draw:custom-shape draw:style-name="gr4" draw:text-style-name="P3" draw:layer="layout" svg:width="2cm" svg:height="1.5cm" svg:x="12cm" svg:y="9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.5cm" svg:x="16.5cm" svg:y="9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.5cm" svg:x="21cm" svg:y="9cm">
          <text:p text:style-name="P2">D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75cm" svg:height="1.673cm" svg:x="10.5cm" svg:y="8.5cm">
          <draw:text-box>
            <text:p text:style-name="P2"><text:span text:style-name="T4">α</text:span><text:span text:style-name="T3">1</text:span></text:p>
          </draw:text-box>
        </draw:frame>
        <draw:frame draw:style-name="gr3" draw:text-style-name="P4" draw:layer="layout" svg:width="1.575cm" svg:height="1.673cm" svg:x="14.5cm" svg:y="8.5cm">
          <draw:text-box>
            <text:p text:style-name="P2"><text:span text:style-name="T4">α</text:span><text:span text:style-name="T3">2</text:span></text:p>
          </draw:text-box>
        </draw:frame>
        <draw:frame draw:style-name="gr3" draw:text-style-name="P4" draw:layer="layout" svg:width="1.575cm" svg:height="1.673cm" svg:x="19cm" svg:y="8.5cm">
          <draw:text-box>
            <text:p text:style-name="P2"><text:span text:style-name="T4">α</text:span><text:span text:style-name="T3">3</text:span></text:p>
          </draw:text-box>
        </draw:frame>
      </draw:page>
      <draw:page draw:name="page2" draw:style-name="dp1" draw:master-page-name="Default">
        <draw:line draw:style-name="gr1" draw:text-style-name="P1" draw:layer="layout" svg:x1="3.5cm" svg:y1="11.2cm" svg:x2="17.5cm" svg:y2="11.2cm">
          <text:p/>
        </draw:line>
        <draw:line draw:style-name="gr1" draw:text-style-name="P1" draw:layer="layout" svg:x1="3.5cm" svg:y1="8.7cm" svg:x2="17.5cm" svg:y2="8.7cm">
          <text:p/>
        </draw:line>
        <draw:custom-shape draw:style-name="gr5" draw:text-style-name="P3" draw:layer="layout" svg:width="2cm" svg:height="4.1cm" svg:x="3cm" svg:y="7.9cm">
          <text:p text:style-name="P2"><text:span text:style-name="T1">O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4.1cm" svg:x="16cm" svg:y="7.9cm">
          <text:p text:style-name="P2"><text:span text:style-name="T1">O</text:span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4.1cm" svg:x="7.3cm" svg:y="7.9cm">
          <text:p text:style-name="P2"><text:span text:style-name="T1">O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4.1cm" svg:x="11.6cm" svg:y="7.9cm">
          <text:p text:style-name="P2"><text:span text:style-name="T1">O</text:span><text:span text:style-name="T5">3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3.8cm" svg:x2="17.5cm" svg:y2="3.8cm">
          <text:p/>
        </draw:line>
        <draw:custom-shape draw:style-name="gr6" draw:text-style-name="P3" draw:layer="layout" svg:width="2cm" svg:height="1.5cm" svg:x="3cm" svg:y="3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4.5cm" svg:x2="3.9cm" svg:y2="5.5cm">
          <text:p/>
        </draw:line>
        <draw:line draw:style-name="gr1" draw:text-style-name="P1" draw:layer="layout" svg:x1="8.3cm" svg:y1="4.5cm" svg:x2="8.3cm" svg:y2="5.5cm">
          <text:p/>
        </draw:line>
        <draw:line draw:style-name="gr1" draw:text-style-name="P1" draw:layer="layout" svg:x1="12.6cm" svg:y1="4.5cm" svg:x2="12.6cm" svg:y2="5.5cm">
          <text:p/>
        </draw:line>
        <draw:line draw:style-name="gr1" draw:text-style-name="P1" draw:layer="layout" svg:x1="17cm" svg:y1="4.5cm" svg:x2="17cm" svg:y2="5.5cm">
          <text:p/>
        </draw:line>
        <draw:custom-shape draw:style-name="gr6" draw:text-style-name="P3" draw:layer="layout" svg:width="2cm" svg:height="1.5cm" svg:x="7.3cm" svg:y="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1.6cm" svg:y="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6cm" svg:y="3cm">
          <text:p text:style-name="P2">G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6.3cm" svg:x2="17.5cm" svg:y2="6.3cm">
          <text:p/>
        </draw:line>
        <draw:custom-shape draw:style-name="gr6" draw:text-style-name="P3" draw:layer="layout" svg:width="2cm" svg:height="1.5cm" svg:x="7.3cm" svg:y="5.5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1.6cm" svg:y="5.5cm">
          <text:p text:style-name="P2"><text:span text:style-name="T6">F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6cm" svg:y="5.5cm">
          <text:p text:style-name="P2"><text:span text:style-name="T6">H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3cm" svg:y="5.5cm">
          <text:p text:style-name="P2"><text:span text:style-name="T8">B</text:span><text:span text:style-name="T7">*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|\psi\rangle$§svg§600§TRUE§</svg:desc>
          <draw:polygon draw:style-name="gr7" draw:text-style-name="P5" draw:layer="layout" svg:width="1.144cm" svg:height="0.844cm" svg:x="18.5cm" svg:y="3.155cm" svg:viewBox="0 0 1145 845" draw:points="573,845 0,845 0,0 1145,0 1145,845">
            <text:p/>
          </draw:polygon>
          <draw:path draw:style-name="gr8" draw:text-style-name="P6" draw:layer="layout" svg:width="0.036cm" svg:height="0.844cm" svg:x="18.6cm" svg:y="3.155cm" svg:viewBox="0 0 37 845" svg:d="M37 31c0-16 0-31-20-31-17 0-17 15-17 31v783c0 16 0 31 17 31 20 0 20-15 20-31z">
            <text:p/>
          </draw:path>
          <draw:path draw:style-name="gr8" draw:text-style-name="P6" draw:layer="layout" svg:width="0.512cm" svg:height="0.759cm" svg:x="18.759cm" svg:y="3.203cm" svg:viewBox="0 0 513 760" svg:d="M384 21c0-2 2-8 2-11 0-10-6-10-9-10-10 0-10 2-14 17l-140 559c-65-8-96-38-96-94 0-17 0-40 46-157 2-12 8-25 8-43 0-38-27-69-70-69-80 0-111 123-111 131 0 7 8 7 10 7 9 0 9-1 13-15 23-81 58-104 87-104 5 0 21 0 21 27 0 21-8 43-20 73-40 106-40 129-40 142 0 81 65 116 146 121-6 29-6 31-17 77-4 10-21 77-21 81 0 0 0 7 11 7 2 0 6 1 8-3 2-2 8-23 9-35l33-125c31 0 106 0 185-92 34-38 53-75 63-100 8-21 25-96 25-132 0-48-23-60-37-60-21 0-42 21-42 41 0 11 4 15 12 23 9 9 30 30 30 71 0 55-44 124-73 155-74 75-128 75-159 75z">
            <text:p/>
          </draw:path>
          <draw:path draw:style-name="gr8" draw:text-style-name="P6" draw:layer="layout" svg:width="0.189cm" svg:height="0.844cm" svg:x="19.361cm" svg:y="3.155cm" svg:viewBox="0 0 190 845" svg:d="M186 438c4-12 4-14 4-15 0-2 0-4-4-14l-149-390c-6-13-10-19-20-19-9 0-17 8-17 17 0 2 0 4 4 14l152 392-152 391c-4 8-4 10-4 16 0 7 8 15 17 15 12 0 14-8 18-15z">
            <text:p/>
          </draw:path>
        </draw:g>
        <draw:g>
          <svg:title>TexMaths</svg:title>
          <svg:desc>24§latex§$\langle\phi|$§svg§600§TRUE§</svg:desc>
          <draw:polygon draw:style-name="gr7" draw:text-style-name="P5" draw:layer="layout" svg:width="1.067cm" svg:height="0.844cm" svg:x="18.502cm" svg:y="5.858cm" svg:viewBox="0 0 1068 845" draw:points="534,845 0,845 0,0 1068,0 1068,845">
            <text:p/>
          </draw:polygon>
          <draw:path draw:style-name="gr8" draw:text-style-name="P6" draw:layer="layout" svg:width="0.189cm" svg:height="0.844cm" svg:x="18.594cm" svg:y="5.858cm" svg:viewBox="0 0 190 845" svg:d="M186 33c4-10 4-12 4-16 0-9-8-17-17-17-8 0-14 4-19 19l-150 388c-2 6-4 12-4 16 0 1 0 3 4 15l150 388c4 9 7 19 19 19 9 0 17-8 17-15 0-4 0-6-4-16l-151-391z">
            <text:p/>
          </draw:path>
          <draw:path draw:style-name="gr8" draw:text-style-name="P6" draw:layer="layout" svg:width="0.443cm" svg:height="0.76cm" svg:x="18.871cm" svg:y="5.906cm" svg:viewBox="0 0 444 761" svg:d="M328 21c0-2 4-11 4-13 0 0 0-8-11-8-8 0-10 2-12 17l-50 196c-134 4-259 115-259 231 0 80 60 148 163 153-7 27-13 54-19 79-11 40-19 73-19 75 0 10 6 10 9 10 4 0 6-1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035cm" svg:height="0.844cm" svg:x="19.434cm" svg:y="5.858cm" svg:viewBox="0 0 36 845" svg:d="M36 31c0-16 0-31-19-31-17 0-17 15-17 31v783c0 16 0 31 17 31 19 0 19-15 19-31z">
            <text:p/>
          </draw:path>
        </draw:g>
        <draw:g>
          <svg:title>TexMaths</svg:title>
          <svg:desc>24§latex§$\langle\phi|\psi\rangle$§svg§600§TRUE§</svg:desc>
          <draw:polygon draw:style-name="gr7" draw:text-style-name="P5" draw:layer="layout" svg:width="1.972cm" svg:height="0.844cm" svg:x="18.433cm" svg:y="9.501cm" svg:viewBox="0 0 1973 845" draw:points="987,845 0,845 0,0 1973,0 1973,845">
            <text:p/>
          </draw:polygon>
          <draw:path draw:style-name="gr8" draw:text-style-name="P6" draw:layer="layout" svg:width="0.189cm" svg:height="0.844cm" svg:x="18.525cm" svg:y="9.501cm" svg:viewBox="0 0 190 845" svg:d="M186 33c4-10 4-12 4-16 0-9-8-17-17-17-8 0-14 4-19 19l-150 388c-2 6-4 12-4 16 0 1 0 3 4 15l150 388c3 9 7 19 19 19 9 0 17-8 17-15 0-4 0-6-4-16l-151-391z">
            <text:p/>
          </draw:path>
          <draw:path draw:style-name="gr8" draw:text-style-name="P6" draw:layer="layout" svg:width="0.442cm" svg:height="0.76cm" svg:x="18.801cm" svg:y="9.549cm" svg:viewBox="0 0 443 761" svg:d="M328 21c0-2 4-11 4-13 0 0 0-8-11-8-8 0-10 2-12 17l-50 196c-134 4-259 115-259 231 0 80 59 148 163 153-8 27-13 54-19 79-12 40-19 73-19 75 0 10 6 10 9 10 4 0 6 0 10-4 0-2 6-21 8-33l32-127c137-4 259-119 259-232 0-67-44-144-163-152zM167 578c-52-2-111-31-111-117 0-100 73-219 197-231zM276 230c64 4 114 43 114 118 0 99-73 220-202 230z">
            <text:p/>
          </draw:path>
          <draw:path draw:style-name="gr8" draw:text-style-name="P6" draw:layer="layout" svg:width="0.035cm" svg:height="0.844cm" svg:x="19.364cm" svg:y="9.501cm" svg:viewBox="0 0 36 845" svg:d="M36 31c0-16 0-31-19-31-17 0-17 15-17 31v783c0 16 0 31 17 31 19 0 19-15 19-31z">
            <text:p/>
          </draw:path>
          <draw:path draw:style-name="gr8" draw:text-style-name="P6" draw:layer="layout" svg:width="0.511cm" svg:height="0.76cm" svg:x="19.521cm" svg:y="9.549cm" svg:viewBox="0 0 512 761" svg:d="M384 21c0-2 2-8 2-11 0-10-6-10-10-10-9 0-9 2-13 17l-140 559c-66-8-96-38-96-94 0-17 0-40 46-157 2-12 7-25 7-43 0-38-26-69-69-69-80 0-111 123-111 131 0 7 8 7 10 7 9 0 9-1 13-15 23-81 58-104 86-104 6 0 22 0 22 27 0 21-8 43-20 73-40 106-40 129-40 142 0 81 65 116 146 121-6 29-6 31-17 77-4 10-22 77-22 81 0 0 0 8 12 8 2 0 6 0 8-4 2-2 7-23 9-35l33-125c31 0 105 0 184-92 35-38 54-75 63-100 8-21 25-96 25-132 0-48-23-60-36-60-21 0-42 21-42 41 0 11 4 15 11 23 10 9 31 30 31 71 0 55-44 124-73 155-75 75-129 75-159 75z">
            <text:p/>
          </draw:path>
          <draw:path draw:style-name="gr8" draw:text-style-name="P6" draw:layer="layout" svg:width="0.189cm" svg:height="0.844cm" svg:x="20.124cm" svg:y="9.501cm" svg:viewBox="0 0 190 845" svg:d="M186 438c4-12 4-14 4-15 0-2 0-4-4-14l-150-390c-5-13-9-19-19-19-9 0-17 8-17 17 0 2 0 4 4 14l151 392-151 391c-4 8-4 10-4 16 0 7 8 15 17 15 12 0 14-8 18-15z">
            <text:p/>
          </draw:path>
        </draw:g>
        <draw:g>
          <svg:title>TexMaths</svg:title>
          <svg:desc>24§latex§$\alpha$
§svg§600§TRUE§</svg:desc>
          <draw:polygon draw:style-name="gr7" draw:text-style-name="P5" draw:layer="layout" svg:width="0.544cm" svg:height="0.364cm" svg:x="5.901cm" svg:y="8.065cm" svg:viewBox="0 0 545 365" draw:points="273,365 0,365 0,0 545,0 545,365">
            <text:p/>
          </draw:polygon>
          <draw:path draw:style-name="gr8" draw:text-style-name="P6" draw:layer="layout" svg:width="0.473cm" svg:height="0.383cm" svg:x="5.936cm" svg:y="8.055cm" svg:viewBox="0 0 474 384" svg:d="M368 175c0-133-78-175-140-175-117 0-228 121-228 240 0 79 50 144 136 144 54 0 115-19 181-71 9 44 38 71 76 71 45 0 71-46 71-60 0-5-5-9-11-9s-8 4-10 9c-15 41-46 41-48 41-27 0-27-65-27-87 0-17 0-19 10-28 79-100 96-200 96-200 0-2 0-8-10-8-7 0-7 2-11 18-15 53-44 117-85 167zM313 290c-75 65-140 75-175 75-50 0-75-39-75-92 0-41 21-133 48-177 41-61 87-77 115-77 85 0 85 112 85 177 0 31 0 80 2 94z">
            <text:p/>
          </draw:path>
        </draw:g>
        <draw:g>
          <svg:title>TexMaths</svg:title>
          <svg:desc>24§latex§$\beta$
§svg§600§TRUE§</svg:desc>
          <draw:polygon draw:style-name="gr7" draw:text-style-name="P5" draw:layer="layout" svg:width="0.522cm" svg:height="0.752cm" svg:x="5.902cm" svg:y="10.465cm" svg:viewBox="0 0 523 753" draw:points="261,753 0,753 0,0 523,0 523,753">
            <text:p/>
          </draw:polygon>
          <draw:path draw:style-name="gr8" draw:text-style-name="P6" draw:layer="layout" svg:width="0.459cm" svg:height="0.76cm" svg:x="5.927cm" svg:y="10.455cm" svg:viewBox="0 0 460 761" svg:d="M460 115c0-63-46-115-115-115-48 0-71 13-102 35-46 34-92 117-109 180l-134 538c0 4 4 8 10 8 7 0 9 0 11-4l59-232c16 50 52 80 115 80 62 0 125-28 163-65 40-40 67-94 67-156 0-61-30-105-61-126 48-29 96-81 96-143zM308 256c-11 5-21 7-40 7-11 0-29 0-38-4 2-9 32-7 42-7 17 0 25 0 36 4zM414 96c0 60-33 121-77 146-23-8-40-9-65-9-17 0-65 0-65 26 0 25 44 22 59 22 31 0 44 0 69-12 33 31 37 58 37 96 2 50-20 114-42 146-33 46-91 77-138 77-64 0-96-50-96-109 0-10 0-22 4-39l53-213c19-73 81-208 182-208 48 0 79 27 79 77z">
            <text:p/>
          </draw:path>
        </draw:g>
      </draw:page>
      <draw:page draw:name="page3" draw:style-name="dp1" draw:master-page-name="Default">
        <draw:custom-shape draw:style-name="gr9" draw:text-style-name="P1" draw:layer="layout" svg:width="3.5cm" svg:height="2.5cm" svg:x="22.9cm" svg:y="3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3.8cm" svg:x2="17.5cm" svg:y2="3.8cm">
          <text:p/>
        </draw:line>
        <draw:custom-shape draw:style-name="gr6" draw:text-style-name="P3" draw:layer="layout" svg:width="2cm" svg:height="1.5cm" svg:x="3cm" svg:y="3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4.5cm" svg:x2="3.9cm" svg:y2="5.5cm">
          <text:p/>
        </draw:line>
        <draw:line draw:style-name="gr1" draw:text-style-name="P1" draw:layer="layout" svg:x1="8.3cm" svg:y1="4.5cm" svg:x2="8.3cm" svg:y2="5.5cm">
          <text:p/>
        </draw:line>
        <draw:line draw:style-name="gr1" draw:text-style-name="P1" draw:layer="layout" svg:x1="12.6cm" svg:y1="4.5cm" svg:x2="12.6cm" svg:y2="5.5cm">
          <text:p/>
        </draw:line>
        <draw:line draw:style-name="gr1" draw:text-style-name="P1" draw:layer="layout" svg:x1="17cm" svg:y1="4.5cm" svg:x2="17cm" svg:y2="5.5cm">
          <text:p/>
        </draw:line>
        <draw:custom-shape draw:style-name="gr6" draw:text-style-name="P3" draw:layer="layout" svg:width="2cm" svg:height="1.5cm" svg:x="7.3cm" svg:y="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1.6cm" svg:y="3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6cm" svg:y="3cm">
          <text:p text:style-name="P2">H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6.3cm" svg:x2="17.5cm" svg:y2="6.3cm">
          <text:p/>
        </draw:line>
        <draw:custom-shape draw:style-name="gr6" draw:text-style-name="P3" draw:layer="layout" svg:width="2cm" svg:height="1.5cm" svg:x="7.3cm" svg:y="5.5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1.6cm" svg:y="5.5cm">
          <text:p text:style-name="P2"><text:span text:style-name="T6">F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6cm" svg:y="5.5cm">
          <text:p text:style-name="P2"><text:span text:style-name="T6">H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3cm" svg:y="5.5cm">
          <text:p text:style-name="P2"><text:span text:style-name="T8">B</text:span><text:span text:style-name="T7">*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\langle\phi|$§svg§600§TRUE§</svg:desc>
          <draw:polygon draw:style-name="gr7" draw:text-style-name="P5" draw:layer="layout" svg:width="1.067cm" svg:height="0.844cm" svg:x="18.502cm" svg:y="5.858cm" svg:viewBox="0 0 1068 845" draw:points="534,845 0,845 0,0 1068,0 1068,845">
            <text:p/>
          </draw:polygon>
          <draw:path draw:style-name="gr8" draw:text-style-name="P6" draw:layer="layout" svg:width="0.189cm" svg:height="0.844cm" svg:x="18.594cm" svg:y="5.858cm" svg:viewBox="0 0 190 845" svg:d="M186 33c4-10 4-12 4-16 0-9-8-17-17-17-8 0-14 4-19 19l-150 388c-2 6-4 12-4 16 0 1 0 3 4 15l150 388c4 9 7 19 19 19 9 0 17-8 17-15 0-4 0-6-4-16l-151-391z">
            <text:p/>
          </draw:path>
          <draw:path draw:style-name="gr8" draw:text-style-name="P6" draw:layer="layout" svg:width="0.443cm" svg:height="0.76cm" svg:x="18.871cm" svg:y="5.906cm" svg:viewBox="0 0 444 761" svg:d="M328 21c0-2 4-11 4-13 0 0 0-8-11-8-8 0-10 2-12 17l-50 196c-134 4-259 115-259 231 0 80 60 148 163 153-7 27-13 54-19 79-11 40-19 73-19 75 0 10 6 10 9 10 4 0 6-1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035cm" svg:height="0.844cm" svg:x="19.434cm" svg:y="5.858cm" svg:viewBox="0 0 36 845" svg:d="M36 31c0-16 0-31-19-31-17 0-17 15-17 31v783c0 16 0 31 17 31 19 0 19-15 19-31z">
            <text:p/>
          </draw:path>
        </draw:g>
        <draw:g>
          <svg:title>TexMaths</svg:title>
          <svg:desc>24§latex§$\langle\phi|$§svg§600§TRUE§</svg:desc>
          <draw:polygon draw:style-name="gr7" draw:text-style-name="P5" draw:layer="layout" svg:width="1.067cm" svg:height="0.844cm" svg:x="18.502cm" svg:y="3.359cm" svg:viewBox="0 0 1068 845" draw:points="534,845 1068,845 1068,0 0,0 0,845">
            <text:p/>
          </draw:polygon>
          <draw:path draw:style-name="gr8" draw:text-style-name="P6" draw:layer="layout" svg:width="0.189cm" svg:height="0.844cm" svg:x="19.288cm" svg:y="3.359cm" svg:viewBox="0 0 190 845" svg:d="M4 33c-4-10-4-12-4-16 0-9 8-17 17-17 8 0 14 4 19 19l150 388c2 6 4 12 4 16 0 1 0 3-4 15l-150 388c-4 9-7 19-19 19-9 0-17-8-17-15 0-4 0-6 4-16l151-391z">
            <text:p/>
          </draw:path>
          <draw:path draw:style-name="gr8" draw:text-style-name="P6" draw:layer="layout" svg:width="0.443cm" svg:height="0.76cm" svg:x="18.757cm" svg:y="3.407cm" svg:viewBox="0 0 444 761" svg:d="M116 21c0-2-4-11-4-13 0 0 0-8 11-8 8 0 10 2 12 17l50 196c134 4 259 115 259 231 0 80-60 148-163 153 7 27 13 54 19 79 11 40 19 73 19 75 0 10-6 10-9 10-4 0-6-1-10-4 0-2-6-21-8-33l-32-127c-137-4-260-119-260-232 0-67 44-144 164-152zM277 578c52-2 111-31 111-117 0-100-73-219-198-231zM167 230c-63 4-113 43-113 118 0 99 73 220 202 230z">
            <text:p/>
          </draw:path>
          <draw:path draw:style-name="gr8" draw:text-style-name="P6" draw:layer="layout" svg:width="0.035cm" svg:height="0.844cm" svg:x="18.602cm" svg:y="3.359cm" svg:viewBox="0 0 36 845" svg:d="M0 31c0-16 0-31 19-31 17 0 17 15 17 31v783c0 16 0 31-17 31-19 0-19-15-19-31z">
            <text:p/>
          </draw:path>
        </draw:g>
        <draw:line draw:style-name="gr1" draw:text-style-name="P1" draw:layer="layout" svg:x1="24.68cm" svg:y1="4.5cm" svg:x2="24.68cm" svg:y2="5.5cm">
          <text:p/>
        </draw:line>
        <draw:custom-shape draw:style-name="gr6" draw:text-style-name="P3" draw:layer="layout" svg:width="2cm" svg:height="1.5cm" svg:x="23.68cm" svg:y="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23.68cm" svg:y="5.5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2cm" svg:x="20.5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" draw:text-style-name="P1" draw:layer="layout" svg:x1="3.5cm" svg:y1="9.3cm" svg:x2="17.5cm" svg:y2="9.3cm">
          <text:p/>
        </draw:line>
        <draw:custom-shape draw:style-name="gr6" draw:text-style-name="P3" draw:layer="layout" svg:width="2cm" svg:height="1.5cm" svg:x="3cm" svg:y="8.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cm" svg:y1="10cm" svg:x2="3.9cm" svg:y2="11cm">
          <text:p/>
        </draw:line>
        <draw:line draw:style-name="gr1" draw:text-style-name="P1" draw:layer="layout" svg:x1="8.3cm" svg:y1="10cm" svg:x2="8.3cm" svg:y2="11cm">
          <text:p/>
        </draw:line>
        <draw:line draw:style-name="gr1" draw:text-style-name="P1" draw:layer="layout" svg:x1="12.6cm" svg:y1="10cm" svg:x2="12.6cm" svg:y2="11cm">
          <text:p/>
        </draw:line>
        <draw:line draw:style-name="gr1" draw:text-style-name="P1" draw:layer="layout" svg:x1="17cm" svg:y1="10cm" svg:x2="17cm" svg:y2="11cm">
          <text:p/>
        </draw:line>
        <draw:custom-shape draw:style-name="gr6" draw:text-style-name="P3" draw:layer="layout" svg:width="2cm" svg:height="1.5cm" svg:x="7.3cm" svg:y="8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1.6cm" svg:y="8.5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6cm" svg:y="8.5cm">
          <text:p text:style-name="P2">G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cm" svg:y1="11.8cm" svg:x2="17.5cm" svg:y2="11.8cm">
          <text:p/>
        </draw:line>
        <draw:custom-shape draw:style-name="gr6" draw:text-style-name="P3" draw:layer="layout" svg:width="2cm" svg:height="1.5cm" svg:x="7.3cm" svg:y="11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1.6cm" svg:y="11cm">
          <text:p text:style-name="P2"><text:span text:style-name="T6">F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16cm" svg:y="11cm">
          <text:p text:style-name="P2"><text:span text:style-name="T6">H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3cm" svg:y="11cm">
          <text:p text:style-name="P2"><text:span text:style-name="T8">B</text:span><text:span text:style-name="T7">*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4§latex§$|\psi\rangle$§svg§600§TRUE§</svg:desc>
          <draw:polygon draw:style-name="gr7" draw:text-style-name="P5" draw:layer="layout" svg:width="1.144cm" svg:height="0.844cm" svg:x="18.5cm" svg:y="8.655cm" svg:viewBox="0 0 1145 845" draw:points="573,845 0,845 0,0 1145,0 1145,845">
            <text:p/>
          </draw:polygon>
          <draw:path draw:style-name="gr8" draw:text-style-name="P6" draw:layer="layout" svg:width="0.036cm" svg:height="0.844cm" svg:x="18.6cm" svg:y="8.655cm" svg:viewBox="0 0 37 845" svg:d="M37 31c0-16 0-31-20-31-17 0-17 15-17 31v783c0 16 0 31 17 31 20 0 20-15 20-31z">
            <text:p/>
          </draw:path>
          <draw:path draw:style-name="gr8" draw:text-style-name="P6" draw:layer="layout" svg:width="0.512cm" svg:height="0.759cm" svg:x="18.759cm" svg:y="8.703cm" svg:viewBox="0 0 513 760" svg:d="M384 21c0-2 2-8 2-11 0-10-6-10-9-10-10 0-10 2-14 17l-140 559c-65-8-96-38-96-94 0-17 0-40 46-157 2-12 8-25 8-43 0-38-27-69-70-69-80 0-111 123-111 131 0 7 8 7 10 7 9 0 9-1 13-15 23-81 58-104 87-104 5 0 21 0 21 27 0 21-8 43-20 73-40 106-40 129-40 142 0 81 65 116 146 121-6 29-6 31-17 77-4 10-21 77-21 81 0 0 0 7 11 7 2 0 6 1 8-3 2-2 8-23 9-35l33-125c31 0 106 0 185-92 34-38 53-75 63-100 8-21 25-96 25-132 0-48-23-60-37-60-21 0-42 21-42 41 0 11 4 15 12 23 9 9 30 30 30 71 0 55-44 124-73 155-74 75-128 75-159 75z">
            <text:p/>
          </draw:path>
          <draw:path draw:style-name="gr8" draw:text-style-name="P6" draw:layer="layout" svg:width="0.189cm" svg:height="0.844cm" svg:x="19.361cm" svg:y="8.655cm" svg:viewBox="0 0 190 845" svg:d="M186 438c4-12 4-14 4-15 0-2 0-4-4-14l-149-390c-6-13-10-19-20-19-9 0-17 8-17 17 0 2 0 4 4 14l152 392-152 391c-4 8-4 10-4 16 0 7 8 15 17 15 12 0 14-8 18-15z">
            <text:p/>
          </draw:path>
        </draw:g>
        <draw:g>
          <svg:title>TexMaths</svg:title>
          <svg:desc>24§latex§$\langle\phi|$§svg§600§TRUE§</svg:desc>
          <draw:polygon draw:style-name="gr7" draw:text-style-name="P5" draw:layer="layout" svg:width="1.067cm" svg:height="0.844cm" svg:x="18.502cm" svg:y="11.358cm" svg:viewBox="0 0 1068 845" draw:points="534,845 0,845 0,0 1068,0 1068,845">
            <text:p/>
          </draw:polygon>
          <draw:path draw:style-name="gr8" draw:text-style-name="P6" draw:layer="layout" svg:width="0.189cm" svg:height="0.844cm" svg:x="18.594cm" svg:y="11.358cm" svg:viewBox="0 0 190 845" svg:d="M186 33c4-10 4-12 4-16 0-9-8-17-17-17-8 0-14 4-19 19l-150 388c-2 6-4 12-4 16 0 1 0 3 4 15l150 388c4 9 7 19 19 19 9 0 17-8 17-15 0-4 0-6-4-16l-151-391z">
            <text:p/>
          </draw:path>
          <draw:path draw:style-name="gr8" draw:text-style-name="P6" draw:layer="layout" svg:width="0.443cm" svg:height="0.76cm" svg:x="18.871cm" svg:y="11.406cm" svg:viewBox="0 0 444 761" svg:d="M328 21c0-2 4-11 4-13 0 0 0-8-11-8-8 0-10 2-12 17l-50 196c-134 4-259 115-259 231 0 80 60 148 163 153-7 27-13 54-19 79-11 40-19 73-19 75 0 10 6 10 9 10 4 0 6-1 10-4 0-2 6-21 8-33l32-127c137-4 260-119 260-232 0-67-44-144-164-152zM167 578c-52-2-111-31-111-117 0-100 73-219 198-231zM277 230c63 4 113 43 113 118 0 99-73 220-202 230z">
            <text:p/>
          </draw:path>
          <draw:path draw:style-name="gr8" draw:text-style-name="P6" draw:layer="layout" svg:width="0.035cm" svg:height="0.844cm" svg:x="19.434cm" svg:y="11.358cm" svg:viewBox="0 0 36 845" svg:d="M36 31c0-16 0-31-19-31-17 0-17 15-17 31v783c0 16 0 31 17 31 19 0 19-15 19-31z">
            <text:p/>
          </draw:path>
        </draw:g>
        <draw:custom-shape draw:style-name="gr11" draw:text-style-name="P1" draw:layer="layout" svg:width="3.5cm" svg:height="2.5cm" svg:x="23.4cm" svg:y="9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5.18cm" svg:y1="10cm" svg:x2="25.18cm" svg:y2="11cm">
          <text:p/>
        </draw:line>
        <draw:custom-shape draw:style-name="gr6" draw:text-style-name="P3" draw:layer="layout" svg:width="2cm" svg:height="1.5cm" svg:x="24.18cm" svg:y="8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5cm" svg:x="24.18cm" svg:y="11cm">
          <text:p text:style-name="P2"><text:span text:style-name="T6">D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cm" svg:height="2cm" svg:x="20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4.1cm" svg:x="21.9cm" svg:y="8.5cm">
          <text:p text:style-name="P2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4.1cm" svg:x="26.6cm" svg:y="8.5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1" draw:text-style-name="P7" draw:layer="layout" svg:x1="3cm" svg:y1="2.8cm" svg:x2="17cm" svg:y2="2.8cm">
          <text:p/>
        </draw:line>
        <draw:custom-shape draw:style-name="gr6" draw:text-style-name="P9" draw:layer="layout" svg:width="2cm" svg:height="1.5cm" svg:x="2.5cm" svg:y="2cm">
          <text:p text:style-name="P8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.4cm" svg:y1="3.5cm" svg:x2="3.4cm" svg:y2="4.5cm">
          <text:p/>
        </draw:line>
        <draw:line draw:style-name="gr1" draw:text-style-name="P7" draw:layer="layout" svg:x1="7.8cm" svg:y1="3.5cm" svg:x2="7.8cm" svg:y2="4.5cm">
          <text:p/>
        </draw:line>
        <draw:line draw:style-name="gr1" draw:text-style-name="P7" draw:layer="layout" svg:x1="12.1cm" svg:y1="3.5cm" svg:x2="12.1cm" svg:y2="4.5cm">
          <text:p/>
        </draw:line>
        <draw:line draw:style-name="gr1" draw:text-style-name="P7" draw:layer="layout" svg:x1="16.5cm" svg:y1="3.5cm" svg:x2="16.5cm" svg:y2="4.5cm">
          <text:p/>
        </draw:line>
        <draw:custom-shape draw:style-name="gr6" draw:text-style-name="P9" draw:layer="layout" svg:width="2cm" svg:height="1.5cm" svg:x="6.8cm" svg:y="2cm">
          <text:p text:style-name="P8">D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1.5cm" svg:x="11.1cm" svg:y="2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1.5cm" svg:x="15.5cm" svg:y="2cm">
          <text:p text:style-name="P8">H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cm" svg:y1="6.3cm" svg:x2="17cm" svg:y2="6.3cm">
          <text:p/>
        </draw:line>
        <draw:custom-shape draw:style-name="gr6" draw:text-style-name="P9" draw:layer="layout" svg:width="2cm" svg:height="1.5cm" svg:x="2.5cm" svg:y="5.5cm">
          <text:p text:style-name="P8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.4cm" svg:y1="7cm" svg:x2="3.4cm" svg:y2="8cm">
          <text:p/>
        </draw:line>
        <draw:line draw:style-name="gr1" draw:text-style-name="P7" draw:layer="layout" svg:x1="7.8cm" svg:y1="7cm" svg:x2="7.8cm" svg:y2="8cm">
          <text:p/>
        </draw:line>
        <draw:line draw:style-name="gr1" draw:text-style-name="P7" draw:layer="layout" svg:x1="12.1cm" svg:y1="7cm" svg:x2="12.1cm" svg:y2="8cm">
          <text:p/>
        </draw:line>
        <draw:line draw:style-name="gr1" draw:text-style-name="P7" draw:layer="layout" svg:x1="16.5cm" svg:y1="7cm" svg:x2="16.5cm" svg:y2="8cm">
          <text:p/>
        </draw:line>
        <draw:custom-shape draw:style-name="gr12" draw:text-style-name="P9" draw:layer="layout" svg:width="6.2cm" svg:height="1.5cm" svg:x="6.8cm" svg:y="5.5cm">
          <text:p text:style-name="P8">DF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1.5cm" svg:x="15.5cm" svg:y="5.5cm">
          <text:p text:style-name="P8">H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cm" svg:y1="9.8cm" svg:x2="17cm" svg:y2="9.8cm">
          <text:p/>
        </draw:line>
        <draw:custom-shape draw:style-name="gr6" draw:text-style-name="P9" draw:layer="layout" svg:width="2cm" svg:height="1.5cm" svg:x="2.5cm" svg:y="9cm">
          <text:p text:style-name="P8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7" draw:layer="layout" svg:x1="3.4cm" svg:y1="10.5cm" svg:x2="3.4cm" svg:y2="11.5cm">
          <text:p/>
        </draw:line>
        <draw:line draw:style-name="gr1" draw:text-style-name="P7" draw:layer="layout" svg:x1="7.8cm" svg:y1="10.5cm" svg:x2="7.8cm" svg:y2="11.5cm">
          <text:p/>
        </draw:line>
        <draw:line draw:style-name="gr1" draw:text-style-name="P7" draw:layer="layout" svg:x1="12.1cm" svg:y1="10.5cm" svg:x2="12.1cm" svg:y2="11.5cm">
          <text:p/>
        </draw:line>
        <draw:line draw:style-name="gr1" draw:text-style-name="P7" draw:layer="layout" svg:x1="16.5cm" svg:y1="10.5cm" svg:x2="16.5cm" svg:y2="11.5cm">
          <text:p/>
        </draw:line>
        <draw:custom-shape draw:style-name="gr6" draw:text-style-name="P9" draw:layer="layout" svg:width="2cm" svg:height="1.5cm" svg:x="6.8cm" svg:y="9cm">
          <text:p text:style-name="P8">D'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1.5cm" svg:x="11.1cm" svg:y="9cm">
          <text:p text:style-name="P8">F'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cm" svg:height="1.5cm" svg:x="15.5cm" svg:y="9cm">
          <text:p text:style-name="P8">H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25cm" svg:height="1.75cm" draw:transform="rotate (-1.5707963267949) translate (19.25cm 3.25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8" draw:layer="layout" svg:width="2.25cm" svg:height="1.75cm" draw:transform="rotate (-1.5707963267949) translate (19.25cm 6.75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5" draw:style-name="dp1" draw:master-page-name="Default">
        <draw:line draw:style-name="gr14" draw:text-style-name="P1" draw:layer="layout" svg:x1="24.766cm" svg:y1="4.973cm" svg:x2="24.766cm" svg:y2="3.08cm">
          <text:p/>
        </draw:line>
        <draw:rect draw:style-name="gr15" draw:text-style-name="P10" draw:layer="layout" svg:width="3.189cm" svg:height="10.961cm" svg:x="0.5cm" svg:y="0.549cm">
          <text:p/>
        </draw:rect>
        <draw:g>
          <svg:title>TexMaths</svg:title>
          <svg:desc>40§latex§$\rho$§svg§600§TRUE§</svg:desc>
          <draw:polygon draw:style-name="gr16" draw:text-style-name="P5" draw:layer="layout" svg:width="0.57cm" svg:height="0.689cm" svg:x="1.844cm" svg:y="5.178cm" svg:viewBox="0 0 571 690" draw:points="286,690 0,690 0,0 571,0 571,690">
            <text:p/>
          </draw:polygon>
          <draw:path draw:style-name="gr17" draw:text-style-name="P6" draw:layer="layout" svg:width="0.523cm" svg:height="0.727cm" svg:x="1.879cm" svg:y="5.16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14" draw:text-style-name="P1" draw:layer="layout" svg:x1="3.689cm" svg:y1="1.472cm" svg:x2="5.582cm" svg:y2="1.472cm">
          <text:p/>
        </draw:line>
        <draw:line draw:style-name="gr14" draw:text-style-name="P1" draw:layer="layout" svg:x1="3.69cm" svg:y1="10.259cm" svg:x2="5.583cm" svg:y2="10.259cm">
          <text:p/>
        </draw:line>
        <draw:g>
          <svg:title>TexMaths</svg:title>
          <svg:desc>40§latex§$i$§svg§600§TRUE§</svg:desc>
          <draw:polygon draw:style-name="gr16" draw:text-style-name="P5" draw:layer="layout" svg:width="0.382cm" svg:height="0.727cm" svg:x="4.425cm" svg:y="1.272cm" svg:viewBox="0 0 383 728" draw:points="191,728 0,728 0,0 383,0 383,728">
            <text:p/>
          </draw:polygon>
          <draw:path draw:style-name="gr17" draw:text-style-name="P6" draw:layer="layout" svg:width="0.294cm" svg:height="0.743cm" svg:x="4.456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l$§svg§600§TRUE§</svg:desc>
          <draw:polygon draw:style-name="gr16" draw:text-style-name="P5" draw:layer="layout" svg:width="0.351cm" svg:height="0.765cm" svg:x="4.589cm" svg:y="10.579cm" svg:viewBox="0 0 352 766" draw:points="176,766 0,766 0,0 352,0 352,766">
            <text:p/>
          </draw:polygon>
          <draw:path draw:style-name="gr17" draw:text-style-name="P6" draw:layer="layout" svg:width="0.238cm" svg:height="0.78cm" svg:x="4.637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rect draw:style-name="gr15" draw:text-style-name="P10" draw:layer="layout" svg:width="3.189cm" svg:height="2.636cm" svg:x="8.218cm" svg:y="0.5cm">
          <text:p/>
        </draw:rect>
        <draw:line draw:style-name="gr14" draw:text-style-name="P1" draw:layer="layout" svg:x1="6.308cm" svg:y1="1.472cm" svg:x2="8.201cm" svg:y2="1.472cm">
          <text:p/>
        </draw:line>
        <draw:line draw:style-name="gr14" draw:text-style-name="P1" draw:layer="layout" svg:x1="11.409cm" svg:y1="1.472cm" svg:x2="13.302cm" svg:y2="1.472cm">
          <text:p/>
        </draw:line>
        <draw:line draw:style-name="gr14" draw:text-style-name="P1" draw:layer="layout" svg:x1="9.766cm" svg:y1="4.983cm" svg:x2="9.766cm" svg:y2="3.09cm">
          <text:p/>
        </draw:line>
        <draw:rect draw:style-name="gr15" draw:text-style-name="P10" draw:layer="layout" svg:width="3.189cm" svg:height="2.636cm" draw:transform="rotate (-3.14159265358979) translate (11.313cm 11.51cm)">
          <text:p/>
        </draw:rect>
        <draw:line draw:style-name="gr14" draw:text-style-name="P1" draw:layer="layout" svg:x1="13.223cm" svg:y1="10.259cm" svg:x2="11.33cm" svg:y2="10.259cm">
          <text:p/>
        </draw:line>
        <draw:line draw:style-name="gr14" draw:text-style-name="P1" draw:layer="layout" svg:x1="8.122cm" svg:y1="10.259cm" svg:x2="6.229cm" svg:y2="10.259cm">
          <text:p/>
        </draw:line>
        <draw:line draw:style-name="gr14" draw:text-style-name="P1" draw:layer="layout" svg:x1="9.766cm" svg:y1="7.012cm" svg:x2="9.766cm" svg:y2="8.905cm">
          <text:p/>
        </draw:line>
        <draw:g>
          <svg:title>TexMaths</svg:title>
          <svg:desc>40§latex§$A$§svg§600§TRUE§</svg:desc>
          <draw:polygon draw:style-name="gr16" draw:text-style-name="P5" draw:layer="layout" svg:width="0.828cm" svg:height="0.752cm" svg:x="9.248cm" svg:y="1.386cm" svg:viewBox="0 0 829 753" draw:points="414,753 0,753 0,0 829,0 829,753">
            <text:p/>
          </draw:polygon>
          <draw:path draw:style-name="gr17" draw:text-style-name="P6" draw:layer="layout" svg:width="0.759cm" svg:height="0.793cm" svg:x="9.285cm" svg:y="1.34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16" draw:text-style-name="P5" draw:layer="layout" svg:width="0.89cm" svg:height="0.752cm" svg:x="9.169cm" svg:y="9.817cm" svg:viewBox="0 0 891 753" draw:points="446,753 0,753 0,0 891,0 891,753">
            <text:p/>
          </draw:polygon>
          <draw:path draw:style-name="gr17" draw:text-style-name="P6" draw:layer="layout" svg:width="0.79cm" svg:height="0.755cm" svg:x="9.216cm" svg:y="9.81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i$§svg§600§TRUE§</svg:desc>
          <draw:polygon draw:style-name="gr16" draw:text-style-name="P5" draw:layer="layout" svg:width="0.382cm" svg:height="0.727cm" svg:x="6.659cm" svg:y="1.743cm" svg:viewBox="0 0 383 728" draw:points="191,728 0,728 0,0 383,0 383,728">
            <text:p/>
          </draw:polygon>
          <draw:path draw:style-name="gr17" draw:text-style-name="P6" draw:layer="layout" svg:width="0.294cm" svg:height="0.743cm" svg:x="6.69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8.95cm" svg:y="3.547cm" svg:viewBox="0 0 518 942" draw:points="260,942 0,942 0,0 518,0 518,942">
            <text:p/>
          </draw:polygon>
          <draw:path draw:style-name="gr17" draw:text-style-name="P6" draw:layer="layout" svg:width="0.454cm" svg:height="0.956cm" svg:x="8.935cm" svg:y="3.54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16" draw:text-style-name="P5" draw:layer="layout" svg:width="0.608cm" svg:height="0.765cm" svg:x="12.152cm" svg:y="1.705cm" svg:viewBox="0 0 609 766" draw:points="304,766 0,766 0,0 609,0 609,766">
            <text:p/>
          </draw:polygon>
          <draw:path draw:style-name="gr17" draw:text-style-name="P6" draw:layer="layout" svg:width="0.501cm" svg:height="0.78cm" svg:x="12.2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16" draw:text-style-name="P5" draw:layer="layout" svg:width="0.351cm" svg:height="0.765cm" svg:x="6.894cm" svg:y="10.579cm" svg:viewBox="0 0 352 766" draw:points="176,766 0,766 0,0 352,0 352,766">
            <text:p/>
          </draw:polygon>
          <draw:path draw:style-name="gr17" draw:text-style-name="P6" draw:layer="layout" svg:width="0.238cm" svg:height="0.78cm" svg:x="6.941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6" draw:text-style-name="P5" draw:layer="layout" svg:width="0.661cm" svg:height="0.476cm" svg:x="11.838cm" svg:y="10.871cm" svg:viewBox="0 0 662 477" draw:points="333,477 0,477 0,0 662,0 662,477">
            <text:p/>
          </draw:polygon>
          <draw:path draw:style-name="gr17" draw:text-style-name="P6" draw:layer="layout" svg:width="0.598cm" svg:height="0.501cm" svg:x="11.8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8.95cm" svg:y="7.314cm" svg:viewBox="0 0 518 942" draw:points="260,942 0,942 0,0 518,0 518,942">
            <text:p/>
          </draw:polygon>
          <draw:path draw:style-name="gr17" draw:text-style-name="P6" draw:layer="layout" svg:width="0.454cm" svg:height="0.956cm" svg:x="8.935cm" svg:y="7.31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14" draw:text-style-name="P1" draw:layer="layout" svg:x1="18.69cm" svg:y1="10.249cm" svg:x2="20.583cm" svg:y2="10.249cm">
          <text:p/>
        </draw:line>
        <draw:g>
          <svg:title>TexMaths</svg:title>
          <svg:desc>40§latex§$l$§svg§600§TRUE§</svg:desc>
          <draw:polygon draw:style-name="gr16" draw:text-style-name="P5" draw:layer="layout" svg:width="0.351cm" svg:height="0.765cm" svg:x="19.589cm" svg:y="10.569cm" svg:viewBox="0 0 352 766" draw:points="176,766 0,766 0,0 352,0 352,766">
            <text:p/>
          </draw:polygon>
          <draw:path draw:style-name="gr17" draw:text-style-name="P6" draw:layer="layout" svg:width="0.238cm" svg:height="0.78cm" svg:x="19.637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path draw:style-name="gr18" draw:text-style-name="P11" draw:layer="layout" svg:width="11.033cm" svg:height="11.136cm" svg:x="15.437cm" svg:y="0.427cm" svg:viewBox="0 0 11034 11137" svg:d="M32 11128c-10-5-18-13-23-23-6-10-9-20-9-31v-8374-2588-48c0-12 3-22 9-32 5-10 13-18 23-23 10-6 20-9 32-9h10907c11 0 21 3 31 9 10 5 18 13 23 23 6 10 9 20 9 32v2636c0 11-3 21-9 31-5 10-13 18-23 23-10 6-20 9-31 9h-7655v8311c0 11-3 21-9 31-5 10-13 18-23 23-10 6-20 9-31 9h-3189c-12 0-22-3-32-9z">
          <text:p/>
        </draw:path>
        <draw:g>
          <svg:title>TexMaths</svg:title>
          <svg:desc>40§latex§$\rho$§svg§600§TRUE§</svg:desc>
          <draw:polygon draw:style-name="gr16" draw:text-style-name="P5" draw:layer="layout" svg:width="0.57cm" svg:height="0.689cm" svg:x="16.844cm" svg:y="5.168cm" svg:viewBox="0 0 571 690" draw:points="286,690 0,690 0,0 571,0 571,690">
            <text:p/>
          </draw:polygon>
          <draw:path draw:style-name="gr17" draw:text-style-name="P6" draw:layer="layout" svg:width="0.523cm" svg:height="0.727cm" svg:x="16.8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14" draw:text-style-name="P1" draw:layer="layout" svg:x1="26.409cm" svg:y1="1.462cm" svg:x2="28.302cm" svg:y2="1.462cm">
          <text:p/>
        </draw:line>
        <draw:rect draw:style-name="gr19" draw:text-style-name="P11" draw:layer="layout" svg:width="3.189cm" svg:height="2.636cm" draw:transform="rotate (-3.14159265358979) translate (26.313cm 11.5cm)">
          <text:p/>
        </draw:rect>
        <draw:line draw:style-name="gr14" draw:text-style-name="P1" draw:layer="layout" svg:x1="28.223cm" svg:y1="10.249cm" svg:x2="26.33cm" svg:y2="10.249cm">
          <text:p/>
        </draw:line>
        <draw:line draw:style-name="gr14" draw:text-style-name="P1" draw:layer="layout" svg:x1="23.122cm" svg:y1="10.249cm" svg:x2="21.229cm" svg:y2="10.249cm">
          <text:p/>
        </draw:line>
        <draw:line draw:style-name="gr14" draw:text-style-name="P1" draw:layer="layout" svg:x1="24.766cm" svg:y1="7.002cm" svg:x2="24.766cm" svg:y2="8.895cm">
          <text:p/>
        </draw:line>
        <draw:g>
          <svg:title>TexMaths</svg:title>
          <svg:desc>40§latex§$A$§svg§600§TRUE§</svg:desc>
          <draw:polygon draw:style-name="gr16" draw:text-style-name="P5" draw:layer="layout" svg:width="0.828cm" svg:height="0.752cm" svg:x="24.248cm" svg:y="1.376cm" svg:viewBox="0 0 829 753" draw:points="414,753 0,753 0,0 829,0 829,753">
            <text:p/>
          </draw:polygon>
          <draw:path draw:style-name="gr17" draw:text-style-name="P6" draw:layer="layout" svg:width="0.759cm" svg:height="0.793cm" svg:x="24.285cm" svg:y="1.33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16" draw:text-style-name="P5" draw:layer="layout" svg:width="0.89cm" svg:height="0.752cm" svg:x="24.169cm" svg:y="9.807cm" svg:viewBox="0 0 891 753" draw:points="446,753 0,753 0,0 891,0 891,753">
            <text:p/>
          </draw:polygon>
          <draw:path draw:style-name="gr17" draw:text-style-name="P6" draw:layer="layout" svg:width="0.79cm" svg:height="0.755cm" svg:x="24.216cm" svg:y="9.80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23.95cm" svg:y="3.537cm" svg:viewBox="0 0 518 942" draw:points="260,942 0,942 0,0 518,0 518,942">
            <text:p/>
          </draw:polygon>
          <draw:path draw:style-name="gr17" draw:text-style-name="P6" draw:layer="layout" svg:width="0.454cm" svg:height="0.956cm" svg:x="23.935cm" svg:y="3.53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16" draw:text-style-name="P5" draw:layer="layout" svg:width="0.608cm" svg:height="0.765cm" svg:x="27.152cm" svg:y="1.695cm" svg:viewBox="0 0 609 766" draw:points="304,766 0,766 0,0 609,0 609,766">
            <text:p/>
          </draw:polygon>
          <draw:path draw:style-name="gr17" draw:text-style-name="P6" draw:layer="layout" svg:width="0.501cm" svg:height="0.78cm" svg:x="27.211cm" svg:y="1.69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16" draw:text-style-name="P5" draw:layer="layout" svg:width="0.351cm" svg:height="0.765cm" svg:x="21.894cm" svg:y="10.569cm" svg:viewBox="0 0 352 766" draw:points="176,766 0,766 0,0 352,0 352,766">
            <text:p/>
          </draw:polygon>
          <draw:path draw:style-name="gr17" draw:text-style-name="P6" draw:layer="layout" svg:width="0.238cm" svg:height="0.78cm" svg:x="21.941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6" draw:text-style-name="P5" draw:layer="layout" svg:width="0.661cm" svg:height="0.476cm" svg:x="26.838cm" svg:y="10.861cm" svg:viewBox="0 0 662 477" draw:points="333,477 0,477 0,0 662,0 662,477">
            <text:p/>
          </draw:polygon>
          <draw:path draw:style-name="gr17" draw:text-style-name="P6" draw:layer="layout" svg:width="0.598cm" svg:height="0.501cm" svg:x="26.869cm" svg:y="10.84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23.95cm" svg:y="7.304cm" svg:viewBox="0 0 518 942" draw:points="260,942 0,942 0,0 518,0 518,942">
            <text:p/>
          </draw:polygon>
          <draw:path draw:style-name="gr17" draw:text-style-name="P6" draw:layer="layout" svg:width="0.454cm" svg:height="0.956cm" svg:x="23.935cm" svg:y="7.30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14" draw:text-style-name="P1" draw:layer="layout" svg:x1="24.766cm" svg:y1="4.973cm" svg:x2="24.766cm" svg:y2="3.08cm">
          <text:p/>
        </draw:line>
        <draw:line draw:style-name="gr14" draw:text-style-name="P1" draw:layer="layout" svg:x1="18.69cm" svg:y1="10.249cm" svg:x2="20.583cm" svg:y2="10.249cm">
          <text:p/>
        </draw:line>
        <draw:g>
          <svg:title>TexMaths</svg:title>
          <svg:desc>40§latex§$l$§svg§600§TRUE§</svg:desc>
          <draw:polygon draw:style-name="gr16" draw:text-style-name="P5" draw:layer="layout" svg:width="0.351cm" svg:height="0.765cm" svg:x="19.589cm" svg:y="10.569cm" svg:viewBox="0 0 352 766" draw:points="176,766 0,766 0,0 352,0 352,766">
            <text:p/>
          </draw:polygon>
          <draw:path draw:style-name="gr17" draw:text-style-name="P6" draw:layer="layout" svg:width="0.238cm" svg:height="0.78cm" svg:x="19.637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path draw:style-name="gr20" draw:text-style-name="P10" draw:layer="layout" svg:width="11.033cm" svg:height="11.136cm" svg:x="15.437cm" svg:y="0.427cm" svg:viewBox="0 0 11034 11137" svg:d="M32 11128c-10-5-18-13-23-23-6-10-9-20-9-31v-8374-2588-48c0-12 3-22 9-32 5-10 13-18 23-23 10-6 20-9 32-9h10907c11 0 21 3 31 9 10 5 18 13 23 23 6 10 9 20 9 32v2636c0 11-3 21-9 31-5 10-13 18-23 23-10 6-20 9-31 9h-7655v8311c0 11-3 21-9 31-5 10-13 18-23 23-10 6-20 9-31 9h-3189c-12 0-22-3-32-9z">
          <text:p/>
        </draw:path>
        <draw:g>
          <svg:title>TexMaths</svg:title>
          <svg:desc>40§latex§$\rho$§svg§600§TRUE§</svg:desc>
          <draw:polygon draw:style-name="gr16" draw:text-style-name="P5" draw:layer="layout" svg:width="0.57cm" svg:height="0.689cm" svg:x="16.844cm" svg:y="5.168cm" svg:viewBox="0 0 571 690" draw:points="286,690 0,690 0,0 571,0 571,690">
            <text:p/>
          </draw:polygon>
          <draw:path draw:style-name="gr17" draw:text-style-name="P6" draw:layer="layout" svg:width="0.523cm" svg:height="0.727cm" svg:x="16.8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14" draw:text-style-name="P1" draw:layer="layout" svg:x1="26.409cm" svg:y1="1.462cm" svg:x2="28.302cm" svg:y2="1.462cm">
          <text:p/>
        </draw:line>
        <draw:rect draw:style-name="gr15" draw:text-style-name="P10" draw:layer="layout" svg:width="3.189cm" svg:height="2.636cm" draw:transform="rotate (-3.14159265358979) translate (26.313cm 11.5cm)">
          <text:p/>
        </draw:rect>
        <draw:line draw:style-name="gr14" draw:text-style-name="P1" draw:layer="layout" svg:x1="28.223cm" svg:y1="10.249cm" svg:x2="26.33cm" svg:y2="10.249cm">
          <text:p/>
        </draw:line>
        <draw:line draw:style-name="gr14" draw:text-style-name="P1" draw:layer="layout" svg:x1="23.122cm" svg:y1="10.249cm" svg:x2="21.229cm" svg:y2="10.249cm">
          <text:p/>
        </draw:line>
        <draw:line draw:style-name="gr14" draw:text-style-name="P1" draw:layer="layout" svg:x1="24.766cm" svg:y1="7.002cm" svg:x2="24.766cm" svg:y2="8.895cm">
          <text:p/>
        </draw:line>
        <draw:g>
          <svg:title>TexMaths</svg:title>
          <svg:desc>40§latex§$A$§svg§600§TRUE§</svg:desc>
          <draw:polygon draw:style-name="gr16" draw:text-style-name="P5" draw:layer="layout" svg:width="0.828cm" svg:height="0.752cm" svg:x="24.248cm" svg:y="1.376cm" svg:viewBox="0 0 829 753" draw:points="414,753 0,753 0,0 829,0 829,753">
            <text:p/>
          </draw:polygon>
          <draw:path draw:style-name="gr17" draw:text-style-name="P6" draw:layer="layout" svg:width="0.759cm" svg:height="0.793cm" svg:x="24.285cm" svg:y="1.33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16" draw:text-style-name="P5" draw:layer="layout" svg:width="0.89cm" svg:height="0.752cm" svg:x="24.169cm" svg:y="9.807cm" svg:viewBox="0 0 891 753" draw:points="446,753 0,753 0,0 891,0 891,753">
            <text:p/>
          </draw:polygon>
          <draw:path draw:style-name="gr17" draw:text-style-name="P6" draw:layer="layout" svg:width="0.79cm" svg:height="0.755cm" svg:x="24.216cm" svg:y="9.80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23.95cm" svg:y="3.537cm" svg:viewBox="0 0 518 942" draw:points="260,942 0,942 0,0 518,0 518,942">
            <text:p/>
          </draw:polygon>
          <draw:path draw:style-name="gr17" draw:text-style-name="P6" draw:layer="layout" svg:width="0.454cm" svg:height="0.956cm" svg:x="23.935cm" svg:y="3.53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16" draw:text-style-name="P5" draw:layer="layout" svg:width="0.608cm" svg:height="0.765cm" svg:x="27.152cm" svg:y="1.695cm" svg:viewBox="0 0 609 766" draw:points="304,766 0,766 0,0 609,0 609,766">
            <text:p/>
          </draw:polygon>
          <draw:path draw:style-name="gr17" draw:text-style-name="P6" draw:layer="layout" svg:width="0.501cm" svg:height="0.78cm" svg:x="27.211cm" svg:y="1.69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16" draw:text-style-name="P5" draw:layer="layout" svg:width="0.351cm" svg:height="0.765cm" svg:x="21.894cm" svg:y="10.569cm" svg:viewBox="0 0 352 766" draw:points="176,766 0,766 0,0 352,0 352,766">
            <text:p/>
          </draw:polygon>
          <draw:path draw:style-name="gr17" draw:text-style-name="P6" draw:layer="layout" svg:width="0.238cm" svg:height="0.78cm" svg:x="21.941cm" svg:y="10.56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6" draw:text-style-name="P5" draw:layer="layout" svg:width="0.661cm" svg:height="0.476cm" svg:x="26.838cm" svg:y="10.861cm" svg:viewBox="0 0 662 477" draw:points="333,477 0,477 0,0 662,0 662,477">
            <text:p/>
          </draw:polygon>
          <draw:path draw:style-name="gr17" draw:text-style-name="P6" draw:layer="layout" svg:width="0.598cm" svg:height="0.501cm" svg:x="26.869cm" svg:y="10.84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23.95cm" svg:y="7.304cm" svg:viewBox="0 0 518 942" draw:points="260,942 0,942 0,0 518,0 518,942">
            <text:p/>
          </draw:polygon>
          <draw:path draw:style-name="gr17" draw:text-style-name="P6" draw:layer="layout" svg:width="0.454cm" svg:height="0.956cm" svg:x="23.935cm" svg:y="7.30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rect draw:style-name="gr15" draw:text-style-name="P10" draw:layer="layout" svg:width="3.189cm" svg:height="10.961cm" svg:x="31.017cm" svg:y="0.539cm">
          <text:p/>
        </draw:rect>
        <draw:g>
          <svg:title>TexMaths</svg:title>
          <svg:desc>40§latex§$\rho$§svg§600§TRUE§</svg:desc>
          <draw:polygon draw:style-name="gr16" draw:text-style-name="P5" draw:layer="layout" svg:width="0.57cm" svg:height="0.689cm" svg:x="32.361cm" svg:y="5.168cm" svg:viewBox="0 0 571 690" draw:points="286,690 0,690 0,0 571,0 571,690">
            <text:p/>
          </draw:polygon>
          <draw:path draw:style-name="gr17" draw:text-style-name="P6" draw:layer="layout" svg:width="0.523cm" svg:height="0.727cm" svg:x="32.396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14" draw:text-style-name="P1" draw:layer="layout" svg:x1="34.206cm" svg:y1="1.462cm" svg:x2="36.099cm" svg:y2="1.462cm">
          <text:p/>
        </draw:line>
        <draw:line draw:style-name="gr14" draw:text-style-name="P1" draw:layer="layout" svg:x1="34.207cm" svg:y1="10.249cm" svg:x2="36.1cm" svg:y2="10.249cm">
          <text:p/>
        </draw:line>
        <draw:g>
          <svg:title>TexMaths</svg:title>
          <svg:desc>40§latex§$k$§svg§600§TRUE§</svg:desc>
          <draw:polygon draw:style-name="gr16" draw:text-style-name="P5" draw:layer="layout" svg:width="0.608cm" svg:height="0.765cm" svg:x="35.114cm" svg:y="1.847cm" svg:viewBox="0 0 609 766" draw:points="304,766 0,766 0,0 609,0 609,766">
            <text:p/>
          </draw:polygon>
          <draw:path draw:style-name="gr17" draw:text-style-name="P6" draw:layer="layout" svg:width="0.501cm" svg:height="0.78cm" svg:x="35.173cm" svg:y="1.844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n$§svg§600§TRUE§</svg:desc>
          <draw:polygon draw:style-name="gr16" draw:text-style-name="P5" draw:layer="layout" svg:width="0.661cm" svg:height="0.476cm" svg:x="34.8cm" svg:y="11.013cm" svg:viewBox="0 0 662 477" draw:points="333,477 0,477 0,0 662,0 662,477">
            <text:p/>
          </draw:polygon>
          <draw:path draw:style-name="gr17" draw:text-style-name="P6" draw:layer="layout" svg:width="0.598cm" svg:height="0.501cm" svg:x="34.831cm" svg:y="10.998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custom-shape draw:style-name="gr21" draw:text-style-name="P2" draw:layer="layout" svg:width="2cm" svg:height="2.5cm" svg:x="12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2cm" svg:height="2.5cm" svg:x="28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line draw:style-name="gr14" draw:text-style-name="P1" draw:layer="layout" svg:x1="18.057cm" svg:y1="5.11cm" svg:x2="18.057cm" svg:y2="3.217cm">
          <text:p/>
        </draw:line>
        <draw:rect draw:style-name="gr15" draw:text-style-name="P10" draw:layer="layout" svg:width="3.189cm" svg:height="10.961cm" svg:x="8.5cm" svg:y="0.549cm">
          <text:p/>
        </draw:rect>
        <draw:g>
          <svg:title>TexMaths</svg:title>
          <svg:desc>40§latex§$\rho$§svg§600§TRUE§</svg:desc>
          <draw:polygon draw:style-name="gr16" draw:text-style-name="P5" draw:layer="layout" svg:width="0.57cm" svg:height="0.689cm" svg:x="9.844cm" svg:y="5.178cm" svg:viewBox="0 0 571 690" draw:points="286,690 0,690 0,0 571,0 571,690">
            <text:p/>
          </draw:polygon>
          <draw:path draw:style-name="gr17" draw:text-style-name="P6" draw:layer="layout" svg:width="0.523cm" svg:height="0.727cm" svg:x="9.879cm" svg:y="5.16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  <draw:line draw:style-name="gr14" draw:text-style-name="P1" draw:layer="layout" svg:x1="6.589cm" svg:y1="1.472cm" svg:x2="8.482cm" svg:y2="1.472cm">
          <text:p/>
        </draw:line>
        <draw:line draw:style-name="gr14" draw:text-style-name="P1" draw:layer="layout" svg:x1="6.59cm" svg:y1="10.259cm" svg:x2="8.483cm" svg:y2="10.259cm">
          <text:p/>
        </draw:line>
        <draw:rect draw:style-name="gr15" draw:text-style-name="P10" draw:layer="layout" svg:width="3.189cm" svg:height="2.636cm" svg:x="0.718cm" svg:y="0.5cm">
          <text:p/>
        </draw:rect>
        <draw:line draw:style-name="gr14" draw:text-style-name="P1" draw:layer="layout" svg:x1="-1.192cm" svg:y1="1.472cm" svg:x2="0.701cm" svg:y2="1.472cm">
          <text:p/>
        </draw:line>
        <draw:line draw:style-name="gr14" draw:text-style-name="P1" draw:layer="layout" svg:x1="3.909cm" svg:y1="1.472cm" svg:x2="5.802cm" svg:y2="1.472cm">
          <text:p/>
        </draw:line>
        <draw:line draw:style-name="gr14" draw:text-style-name="P1" draw:layer="layout" svg:x1="2.266cm" svg:y1="4.983cm" svg:x2="2.266cm" svg:y2="3.09cm">
          <text:p/>
        </draw:line>
        <draw:rect draw:style-name="gr15" draw:text-style-name="P10" draw:layer="layout" svg:width="3.189cm" svg:height="2.636cm" draw:transform="rotate (-3.14159265358979) translate (3.813cm 11.51cm)">
          <text:p/>
        </draw:rect>
        <draw:line draw:style-name="gr14" draw:text-style-name="P1" draw:layer="layout" svg:x1="5.723cm" svg:y1="10.259cm" svg:x2="3.83cm" svg:y2="10.259cm">
          <text:p/>
        </draw:line>
        <draw:line draw:style-name="gr14" draw:text-style-name="P1" draw:layer="layout" svg:x1="0.622cm" svg:y1="10.259cm" svg:x2="-1.271cm" svg:y2="10.259cm">
          <text:p/>
        </draw:line>
        <draw:line draw:style-name="gr14" draw:text-style-name="P1" draw:layer="layout" svg:x1="2.266cm" svg:y1="7.012cm" svg:x2="2.266cm" svg:y2="8.905cm">
          <text:p/>
        </draw:line>
        <draw:g>
          <svg:title>TexMaths</svg:title>
          <svg:desc>40§latex§$A$§svg§600§TRUE§</svg:desc>
          <draw:polygon draw:style-name="gr16" draw:text-style-name="P5" draw:layer="layout" svg:width="0.828cm" svg:height="0.752cm" svg:x="1.748cm" svg:y="1.386cm" svg:viewBox="0 0 829 753" draw:points="414,753 0,753 0,0 829,0 829,753">
            <text:p/>
          </draw:polygon>
          <draw:path draw:style-name="gr17" draw:text-style-name="P6" draw:layer="layout" svg:width="0.759cm" svg:height="0.793cm" svg:x="1.785cm" svg:y="1.348cm" svg:viewBox="0 0 760 794" svg:d="M160 665c-44 76-88 91-138 95-13 0-22 0-22 21 0 7 6 13 16 13 28 0 62-3 94-3 38 0 75 3 110 3 6 0 22 0 22-22 0-12-10-12-19-12-25-4-50-13-50-41 0-13 6-25 15-41l82-141h279c3 25 19 175 19 185 0 34-60 38-82 38-15 0-25 0-25 21 0 13 13 13 16 13 44 0 91-3 138-3 28 0 97 3 126 3 6 0 19 0 19-22 0-12-10-12-26-12-69 0-69-10-72-41l-66-694c-3-22-3-25-22-25-18 0-22 6-28 19zM292 502l220-364 34 364z">
            <text:p/>
          </draw:path>
        </draw:g>
        <draw:g>
          <svg:title>TexMaths</svg:title>
          <svg:desc>40§latex§$B$§svg§600§TRUE§</svg:desc>
          <draw:polygon draw:style-name="gr16" draw:text-style-name="P5" draw:layer="layout" svg:width="0.89cm" svg:height="0.752cm" svg:x="1.669cm" svg:y="9.817cm" svg:viewBox="0 0 891 753" draw:points="446,753 0,753 0,0 891,0 891,753">
            <text:p/>
          </draw:polygon>
          <draw:path draw:style-name="gr17" draw:text-style-name="P6" draw:layer="layout" svg:width="0.79cm" svg:height="0.755cm" svg:x="1.716cm" svg:y="9.814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i$§svg§600§TRUE§</svg:desc>
          <draw:polygon draw:style-name="gr16" draw:text-style-name="P5" draw:layer="layout" svg:width="0.382cm" svg:height="0.727cm" svg:x="-0.841cm" svg:y="1.743cm" svg:viewBox="0 0 383 728" draw:points="191,728 0,728 0,0 383,0 383,728">
            <text:p/>
          </draw:polygon>
          <draw:path draw:style-name="gr17" draw:text-style-name="P6" draw:layer="layout" svg:width="0.294cm" svg:height="0.743cm" svg:x="-0.81cm" svg:y="1.74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1.45cm" svg:y="3.547cm" svg:viewBox="0 0 518 942" draw:points="260,942 0,942 0,0 518,0 518,942">
            <text:p/>
          </draw:polygon>
          <draw:path draw:style-name="gr17" draw:text-style-name="P6" draw:layer="layout" svg:width="0.454cm" svg:height="0.956cm" svg:x="1.435cm" svg:y="3.544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k$§svg§600§TRUE§</svg:desc>
          <draw:polygon draw:style-name="gr16" draw:text-style-name="P5" draw:layer="layout" svg:width="0.608cm" svg:height="0.765cm" svg:x="4.652cm" svg:y="1.705cm" svg:viewBox="0 0 609 766" draw:points="304,766 0,766 0,0 609,0 609,766">
            <text:p/>
          </draw:polygon>
          <draw:path draw:style-name="gr17" draw:text-style-name="P6" draw:layer="layout" svg:width="0.501cm" svg:height="0.78cm" svg:x="4.7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l$§svg§600§TRUE§</svg:desc>
          <draw:polygon draw:style-name="gr16" draw:text-style-name="P5" draw:layer="layout" svg:width="0.351cm" svg:height="0.765cm" svg:x="-0.606cm" svg:y="10.579cm" svg:viewBox="0 0 352 766" draw:points="176,766 0,766 0,0 352,0 352,766">
            <text:p/>
          </draw:polygon>
          <draw:path draw:style-name="gr17" draw:text-style-name="P6" draw:layer="layout" svg:width="0.238cm" svg:height="0.78cm" svg:x="-0.559cm" svg:y="10.576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6" draw:text-style-name="P5" draw:layer="layout" svg:width="0.661cm" svg:height="0.476cm" svg:x="4.338cm" svg:y="10.871cm" svg:viewBox="0 0 662 477" draw:points="333,477 0,477 0,0 662,0 662,477">
            <text:p/>
          </draw:polygon>
          <draw:path draw:style-name="gr17" draw:text-style-name="P6" draw:layer="layout" svg:width="0.598cm" svg:height="0.501cm" svg:x="4.3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1.45cm" svg:y="7.314cm" svg:viewBox="0 0 518 942" draw:points="260,942 0,942 0,0 518,0 518,942">
            <text:p/>
          </draw:polygon>
          <draw:path draw:style-name="gr17" draw:text-style-name="P6" draw:layer="layout" svg:width="0.454cm" svg:height="0.956cm" svg:x="1.435cm" svg:y="7.31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14" draw:text-style-name="P1" draw:layer="layout" svg:x1="22.081cm" svg:y1="10.386cm" svg:x2="23.974cm" svg:y2="10.386cm">
          <text:p/>
        </draw:line>
        <draw:line draw:style-name="gr14" draw:text-style-name="P1" draw:layer="layout" svg:x1="14.5cm" svg:y1="1.599cm" svg:x2="16.393cm" svg:y2="1.599cm">
          <text:p/>
        </draw:line>
        <draw:rect draw:style-name="gr19" draw:text-style-name="P11" draw:layer="layout" svg:width="3.189cm" svg:height="2.636cm" draw:transform="rotate (-3.14159265358979) translate (19.604cm 11.637cm)">
          <text:p/>
        </draw:rect>
        <draw:line draw:style-name="gr14" draw:text-style-name="P1" draw:layer="layout" svg:x1="21.514cm" svg:y1="10.386cm" svg:x2="19.621cm" svg:y2="10.386cm">
          <text:p/>
        </draw:line>
        <draw:line draw:style-name="gr14" draw:text-style-name="P1" draw:layer="layout" svg:x1="16.413cm" svg:y1="10.386cm" svg:x2="14.52cm" svg:y2="10.386cm">
          <text:p/>
        </draw:line>
        <draw:line draw:style-name="gr14" draw:text-style-name="P1" draw:layer="layout" svg:x1="18.057cm" svg:y1="7.139cm" svg:x2="18.057cm" svg:y2="9.032cm">
          <text:p/>
        </draw:line>
        <draw:g>
          <svg:title>TexMaths</svg:title>
          <svg:desc>40§latex§$B$§svg§600§TRUE§</svg:desc>
          <draw:polygon draw:style-name="gr16" draw:text-style-name="P5" draw:layer="layout" svg:width="0.89cm" svg:height="0.752cm" svg:x="17.46cm" svg:y="9.944cm" svg:viewBox="0 0 891 753" draw:points="446,753 0,753 0,0 891,0 891,753">
            <text:p/>
          </draw:polygon>
          <draw:path draw:style-name="gr17" draw:text-style-name="P6" draw:layer="layout" svg:width="0.79cm" svg:height="0.755cm" svg:x="17.507cm" svg:y="9.941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17.241cm" svg:y="3.674cm" svg:viewBox="0 0 518 942" draw:points="260,942 0,942 0,0 518,0 518,942">
            <text:p/>
          </draw:polygon>
          <draw:path draw:style-name="gr17" draw:text-style-name="P6" draw:layer="layout" svg:width="0.454cm" svg:height="0.956cm" svg:x="17.226cm" svg:y="3.67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l$§svg§600§TRUE§</svg:desc>
          <draw:polygon draw:style-name="gr16" draw:text-style-name="P5" draw:layer="layout" svg:width="0.351cm" svg:height="0.765cm" svg:x="15.185cm" svg:y="10.706cm" svg:viewBox="0 0 352 766" draw:points="176,766 0,766 0,0 352,0 352,766">
            <text:p/>
          </draw:polygon>
          <draw:path draw:style-name="gr17" draw:text-style-name="P6" draw:layer="layout" svg:width="0.238cm" svg:height="0.78cm" svg:x="15.232cm" svg:y="10.703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6" draw:text-style-name="P5" draw:layer="layout" svg:width="0.661cm" svg:height="0.476cm" svg:x="20.129cm" svg:y="10.998cm" svg:viewBox="0 0 662 477" draw:points="333,477 0,477 0,0 662,0 662,477">
            <text:p/>
          </draw:polygon>
          <draw:path draw:style-name="gr17" draw:text-style-name="P6" draw:layer="layout" svg:width="0.598cm" svg:height="0.501cm" svg:x="20.1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17.241cm" svg:y="7.441cm" svg:viewBox="0 0 518 942" draw:points="260,942 0,942 0,0 518,0 518,942">
            <text:p/>
          </draw:polygon>
          <draw:path draw:style-name="gr17" draw:text-style-name="P6" draw:layer="layout" svg:width="0.454cm" svg:height="0.956cm" svg:x="17.226cm" svg:y="7.438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line draw:style-name="gr14" draw:text-style-name="P1" draw:layer="layout" svg:x1="18.057cm" svg:y1="5.11cm" svg:x2="18.057cm" svg:y2="3.217cm">
          <text:p/>
        </draw:line>
        <draw:line draw:style-name="gr14" draw:text-style-name="P1" draw:layer="layout" svg:x1="22.081cm" svg:y1="10.386cm" svg:x2="23.974cm" svg:y2="10.386cm">
          <text:p/>
        </draw:line>
        <draw:path draw:style-name="gr20" draw:text-style-name="P10" draw:layer="layout" svg:width="11.033cm" svg:height="11.136cm" svg:x="16.357cm" svg:y="0.5cm" svg:viewBox="0 0 11034 11137" svg:d="M11002 11128c10-5 18-13 23-23 6-10 9-20 9-31v-8374-2587-49c0-12-3-22-9-32-5-10-13-18-23-23-10-6-20-9-31-9h-10907c-12 0-22 3-32 9-10 5-18 13-23 23-6 10-9 20-9 32v2636c0 11 3 21 9 31 5 10 13 18 23 23 10 6 20 9 32 9h7654v8311c0 11 3 21 9 31 5 10 13 18 23 23 10 6 20 9 32 9h3189c11 0 21-3 31-9z">
          <text:p/>
        </draw:path>
        <draw:line draw:style-name="gr14" draw:text-style-name="P1" draw:layer="layout" svg:x1="14.5cm" svg:y1="1.599cm" svg:x2="16.393cm" svg:y2="1.599cm">
          <text:p/>
        </draw:line>
        <draw:rect draw:style-name="gr15" draw:text-style-name="P10" draw:layer="layout" svg:width="3.189cm" svg:height="2.636cm" draw:transform="rotate (-3.14159265358979) translate (19.604cm 11.637cm)">
          <text:p/>
        </draw:rect>
        <draw:line draw:style-name="gr14" draw:text-style-name="P1" draw:layer="layout" svg:x1="21.514cm" svg:y1="10.386cm" svg:x2="19.621cm" svg:y2="10.386cm">
          <text:p/>
        </draw:line>
        <draw:line draw:style-name="gr14" draw:text-style-name="P1" draw:layer="layout" svg:x1="16.413cm" svg:y1="10.386cm" svg:x2="14.52cm" svg:y2="10.386cm">
          <text:p/>
        </draw:line>
        <draw:line draw:style-name="gr14" draw:text-style-name="P1" draw:layer="layout" svg:x1="18.057cm" svg:y1="7.139cm" svg:x2="18.057cm" svg:y2="9.032cm">
          <text:p/>
        </draw:line>
        <draw:g>
          <svg:title>TexMaths</svg:title>
          <svg:desc>40§latex§$B$§svg§600§TRUE§</svg:desc>
          <draw:polygon draw:style-name="gr16" draw:text-style-name="P5" draw:layer="layout" svg:width="0.89cm" svg:height="0.752cm" svg:x="17.46cm" svg:y="9.944cm" svg:viewBox="0 0 891 753" draw:points="446,753 0,753 0,0 891,0 891,753">
            <text:p/>
          </draw:polygon>
          <draw:path draw:style-name="gr17" draw:text-style-name="P6" draw:layer="layout" svg:width="0.79cm" svg:height="0.755cm" svg:x="17.507cm" svg:y="9.941cm" svg:viewBox="0 0 791 756" svg:d="M132 672c-13 40-16 50-101 50-18 0-31 0-31 22 0 12 9 12 31 12h393c175 0 307-131 307-238 0-82-66-145-172-157 116-22 232-104 232-207 0-82-72-154-207-154h-371c-22 0-31 0-31 22 0 13 9 13 28 13 3 0 25 0 44 3 19 0 28 3 28 15 0 7 0 10-3 22zM298 352l69-277c10-37 13-40 60-40h141c97 0 122 65 122 113 0 97-97 204-232 204zM248 722c-16 0-19 0-25 0-10-3-13-3-13-13 0-3 0-6 3-25l79-307h207c107 0 129 81 129 128 0 110-98 217-229 217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17.241cm" svg:y="3.674cm" svg:viewBox="0 0 518 942" draw:points="260,942 0,942 0,0 518,0 518,942">
            <text:p/>
          </draw:polygon>
          <draw:path draw:style-name="gr17" draw:text-style-name="P6" draw:layer="layout" svg:width="0.454cm" svg:height="0.956cm" svg:x="17.226cm" svg:y="3.671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g>
          <svg:title>TexMaths</svg:title>
          <svg:desc>40§latex§$l$§svg§600§TRUE§</svg:desc>
          <draw:polygon draw:style-name="gr16" draw:text-style-name="P5" draw:layer="layout" svg:width="0.351cm" svg:height="0.765cm" svg:x="15.185cm" svg:y="10.706cm" svg:viewBox="0 0 352 766" draw:points="176,766 0,766 0,0 352,0 352,766">
            <text:p/>
          </draw:polygon>
          <draw:path draw:style-name="gr17" draw:text-style-name="P6" draw:layer="layout" svg:width="0.238cm" svg:height="0.78cm" svg:x="15.232cm" svg:y="10.703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g>
          <svg:title>TexMaths</svg:title>
          <svg:desc>40§latex§$n$§svg§600§TRUE§</svg:desc>
          <draw:polygon draw:style-name="gr16" draw:text-style-name="P5" draw:layer="layout" svg:width="0.661cm" svg:height="0.476cm" svg:x="20.129cm" svg:y="10.998cm" svg:viewBox="0 0 662 477" draw:points="333,477 0,477 0,0 662,0 662,477">
            <text:p/>
          </draw:polygon>
          <draw:path draw:style-name="gr17" draw:text-style-name="P6" draw:layer="layout" svg:width="0.598cm" svg:height="0.501cm" svg:x="20.1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j$§svg§600§TRUE§</svg:desc>
          <draw:polygon draw:style-name="gr16" draw:text-style-name="P5" draw:layer="layout" svg:width="0.517cm" svg:height="0.941cm" svg:x="17.241cm" svg:y="7.441cm" svg:viewBox="0 0 518 942" draw:points="260,942 0,942 0,0 518,0 518,942">
            <text:p/>
          </draw:polygon>
          <draw:path draw:style-name="gr17" draw:text-style-name="P6" draw:layer="layout" svg:width="0.454cm" svg:height="0.956cm" svg:x="17.226cm" svg:y="7.438cm" svg:viewBox="0 0 455 957" svg:d="M455 41c0-22-16-41-41-41s-59 25-59 60c0 22 15 37 40 37 32 0 60-28 60-56zM232 788c-22 85-75 147-138 147-6 0-22 0-41-12 32-7 51-35 51-57 0-19-13-41-44-41-29 0-60 26-60 66 0 44 44 66 97 66 79 0 182-56 211-166l100-405c6-22 6-38 6-41 0-63-47-103-103-103-113 0-176 160-176 172 0 10 13 10 13 10 12 0 12 0 21-22 29-69 79-135 139-135 15 0 37 3 37 50 0 25-3 38-9 56z">
            <text:p/>
          </draw:path>
        </draw:g>
        <draw:custom-shape draw:style-name="gr21" draw:text-style-name="P2" draw:layer="layout" svg:width="2cm" svg:height="2.5cm" svg:x="12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2cm" svg:height="2.5cm" svg:x="28.3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40§latex§$k$§svg§600§TRUE§</svg:desc>
          <draw:polygon draw:style-name="gr16" draw:text-style-name="P5" draw:layer="layout" svg:width="0.608cm" svg:height="0.765cm" svg:x="7.152cm" svg:y="1.705cm" svg:viewBox="0 0 609 766" draw:points="304,766 0,766 0,0 609,0 609,766">
            <text:p/>
          </draw:polygon>
          <draw:path draw:style-name="gr17" draw:text-style-name="P6" draw:layer="layout" svg:width="0.501cm" svg:height="0.78cm" svg:x="7.211cm" svg:y="1.702cm" svg:viewBox="0 0 502 781" svg:d="M257 13c0 0 0-13-15-13-25 0-104 9-135 13-10 0-19 0-19 22 0 12 9 12 25 12 53 0 56 6 56 19l-3 22-163 637c-3 16-3 19-3 25 0 25 22 31 31 31 16 0 32-9 38-25 6-9 57-213 63-241 37 3 128 22 128 94 0 9 0 12-3 22-3 16-3 28-3 41 0 66 44 109 101 109 34 0 62-18 88-59 28-47 40-110 40-113 0-10-9-10-12-10-13 0-13 4-16 19-22 82-50 138-97 138-22 0-35-12-35-53 0-19 3-44 7-60 6-18 6-25 6-34 0-72-69-104-167-116 35-22 73-57 98-82 53-59 103-107 157-107 9 0 9 0 12 0 13 4 13 4 22 10 3 0 3 3 3 3-50 3-62 47-62 60 0 18 12 40 44 40 28 0 59-25 59-69 0-31-25-69-75-69-32 0-82 10-160 98-38 40-82 84-126 103z">
            <text:p/>
          </draw:path>
        </draw:g>
        <draw:g>
          <svg:title>TexMaths</svg:title>
          <svg:desc>40§latex§$n$§svg§600§TRUE§</svg:desc>
          <draw:polygon draw:style-name="gr16" draw:text-style-name="P5" draw:layer="layout" svg:width="0.661cm" svg:height="0.476cm" svg:x="6.838cm" svg:y="10.871cm" svg:viewBox="0 0 662 477" draw:points="333,477 0,477 0,0 662,0 662,477">
            <text:p/>
          </draw:polygon>
          <draw:path draw:style-name="gr17" draw:text-style-name="P6" draw:layer="layout" svg:width="0.598cm" svg:height="0.501cm" svg:x="6.869cm" svg:y="10.856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g>
          <svg:title>TexMaths</svg:title>
          <svg:desc>40§latex§$i$§svg§600§TRUE§</svg:desc>
          <draw:polygon draw:style-name="gr16" draw:text-style-name="P5" draw:layer="layout" svg:width="0.382cm" svg:height="0.727cm" svg:x="15.209cm" svg:y="1.896cm" svg:viewBox="0 0 383 728" draw:points="191,728 0,728 0,0 383,0 383,728">
            <text:p/>
          </draw:polygon>
          <draw:path draw:style-name="gr17" draw:text-style-name="P6" draw:layer="layout" svg:width="0.294cm" svg:height="0.743cm" svg:x="15.24cm" svg:y="1.893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n$§svg§600§TRUE§</svg:desc>
          <draw:polygon draw:style-name="gr16" draw:text-style-name="P5" draw:layer="layout" svg:width="0.661cm" svg:height="0.476cm" svg:x="22.629cm" svg:y="10.998cm" svg:viewBox="0 0 662 477" draw:points="333,477 0,477 0,0 662,0 662,477">
            <text:p/>
          </draw:polygon>
          <draw:path draw:style-name="gr17" draw:text-style-name="P6" draw:layer="layout" svg:width="0.598cm" svg:height="0.501cm" svg:x="22.66cm" svg:y="10.983cm" svg:viewBox="0 0 599 502" svg:d="M66 424c-3 19-10 44-10 50 0 19 16 28 32 28 12 0 34-9 41-31 0 0 15-54 22-82l22-100c9-22 15-47 18-72 7-19 16-54 16-57 16-34 75-135 182-135 50 0 60 41 60 79 0 65-57 210-72 257-10 25-13 38-13 50 0 54 41 91 91 91 104 0 144-160 144-169 0-13-9-13-12-13-10 0-10 3-16 22-22 75-59 135-113 135-19 0-28-9-28-34 0-29 13-57 22-79 22-60 66-182 66-245 0-75-47-119-126-119-100 0-153 72-172 97-7-62-54-97-104-97s-72 44-81 63c-19 37-35 103-35 106 0 13 13 13 13 13 12 0 12 0 18-25 19-79 41-132 82-132 22 0 35 13 35 50 0 22-4 35-19 94z">
            <text:p/>
          </draw:path>
        </draw:g>
        <draw:line draw:style-name="gr14" draw:text-style-name="P1" draw:layer="layout" svg:x1="30.679cm" svg:y1="1.614cm" svg:x2="32.572cm" svg:y2="1.614cm">
          <text:p/>
        </draw:line>
        <draw:line draw:style-name="gr14" draw:text-style-name="P1" draw:layer="layout" svg:x1="32.493cm" svg:y1="10.401cm" svg:x2="30.6cm" svg:y2="10.401cm">
          <text:p/>
        </draw:line>
        <draw:g>
          <svg:title>TexMaths</svg:title>
          <svg:desc>40§latex§$i$§svg§600§TRUE§</svg:desc>
          <draw:polygon draw:style-name="gr16" draw:text-style-name="P5" draw:layer="layout" svg:width="0.382cm" svg:height="0.727cm" svg:x="31.03cm" svg:y="1.885cm" svg:viewBox="0 0 383 728" draw:points="191,728 0,728 0,0 383,0 383,728">
            <text:p/>
          </draw:polygon>
          <draw:path draw:style-name="gr17" draw:text-style-name="P6" draw:layer="layout" svg:width="0.294cm" svg:height="0.743cm" svg:x="31.061cm" svg:y="1.882cm" svg:viewBox="0 0 295 744" svg:d="M286 41c0-22-16-41-44-41-29 0-60 28-60 60 0 18 16 37 44 37 25 0 60-25 60-56zM201 455c12-31 12-34 22-63 9-22 16-37 16-59 0-51-35-91-91-91-107 0-148 160-148 172 0 10 13 10 13 10 12 0 12-3 18-19 32-104 76-138 113-138 10 0 29 0 29 34 0 25-10 47-13 60-9 28-60 157-78 204-10 28-26 66-26 88 0 53 38 91 92 91 106 0 147-160 147-170 0-12-9-12-13-12-12 0-12 3-18 22-19 69-57 135-113 135-19 0-29-10-29-35 0-28 10-44 35-113z">
            <text:p/>
          </draw:path>
        </draw:g>
        <draw:g>
          <svg:title>TexMaths</svg:title>
          <svg:desc>40§latex§$l$§svg§600§TRUE§</svg:desc>
          <draw:polygon draw:style-name="gr16" draw:text-style-name="P5" draw:layer="layout" svg:width="0.351cm" svg:height="0.765cm" svg:x="31.265cm" svg:y="10.721cm" svg:viewBox="0 0 352 766" draw:points="176,766 0,766 0,0 352,0 352,766">
            <text:p/>
          </draw:polygon>
          <draw:path draw:style-name="gr17" draw:text-style-name="P6" draw:layer="layout" svg:width="0.238cm" svg:height="0.78cm" svg:x="31.312cm" svg:y="10.718cm" svg:viewBox="0 0 239 781" svg:d="M239 13c0 0 0-13-13-13-28 0-110 9-138 13-10 0-22 0-22 22 0 12 12 12 28 12 54 0 57 9 57 19l-3 22-142 552c-3 13-6 22-6 38 0 63 50 103 100 103 38 0 66-21 85-62 22-41 35-107 35-110 0-10-10-10-13-10-12 0-12 4-16 19-22 72-40 138-87 138-32 0-32-34-32-50 0-28 0-31 6-53z">
            <text:p/>
          </draw:path>
        </draw:g>
        <draw:rect draw:style-name="gr15" draw:text-style-name="P10" draw:layer="layout" svg:width="3.189cm" svg:height="10.961cm" svg:x="32.411cm" svg:y="0.539cm">
          <text:p/>
        </draw:rect>
        <draw:g>
          <svg:title>TexMaths</svg:title>
          <svg:desc>40§latex§$\rho$§svg§600§TRUE§</svg:desc>
          <draw:polygon draw:style-name="gr16" draw:text-style-name="P5" draw:layer="layout" svg:width="0.57cm" svg:height="0.689cm" svg:x="33.755cm" svg:y="5.168cm" svg:viewBox="0 0 571 690" draw:points="286,690 0,690 0,0 571,0 571,690">
            <text:p/>
          </draw:polygon>
          <draw:path draw:style-name="gr17" draw:text-style-name="P6" draw:layer="layout" svg:width="0.523cm" svg:height="0.727cm" svg:x="33.79cm" svg:y="5.152cm" svg:viewBox="0 0 524 728" svg:d="M3 681c-3 13-3 16-3 19 0 16 13 28 31 28 22 0 38-19 38-22 6-9 41-160 72-279 22 44 57 75 110 75 129 0 273-157 273-320 0-119-72-182-154-182-110 0-226 110-257 245zM251 477c-78 0-97-88-97-97 0-7 6-28 9-41 32-126 41-166 66-210 47-79 104-104 138-104 41 0 76 31 76 107 0 63-32 185-60 241-38 70-91 104-132 10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8H35S</meta:editing-duration>
    <meta:editing-cycles>5</meta:editing-cycles>
    <meta:generator>LibreOffice/6.1.4.2$Windows_X86_64 LibreOffice_project/9d0f32d1f0b509096fd65e0d4bec26ddd1938fd3</meta:generator>
    <dc:date>2019-02-22T14:09:26.778000000</dc:date>
    <meta:document-statistic meta:object-count="393"/>
  </office:meta>
</office:document-meta>
</file>